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loext:contextual-spacing="false" fo:margin-top="0in" fo:margin-bottom="0in" fo:line-height="138%" style:writing-mode="lr-tb"/>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loext:contextual-spacing="false" fo:margin-top="0in" fo:margin-bottom="0in"/>
      <style:text-properties style:font-name="Arial" fo:font-weight="normal"/>
    </style:style>
    <style:style style:name="P4" style:family="paragraph" style:parent-style-name="Standard" style:master-page-name="Standard">
      <style:paragraph-properties loext:contextual-spacing="false" fo:margin-top="0in" fo:margin-bottom="0in" style:page-number="auto"/>
      <style:text-properties style:font-name="Arial" fo:font-weight="normal"/>
    </style:style>
    <style:style style:name="P5" style:family="paragraph" style:parent-style-name="Heading_20_1">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6" style:family="paragraph" style:parent-style-name="Heading_20_1">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7" style:family="paragraph" style:parent-style-name="Heading_20_1">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8" style:family="paragraph" style:parent-style-name="Heading_20_1">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9"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0"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1"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12" style:family="paragraph" style:parent-style-name="Heading_20_2">
      <style:paragraph-properties fo:margin-top="0in" fo:margin-bottom="0in" fo:line-height="138%" fo:text-align="center" style:justify-single-word="false" style:writing-mode="lr-tb"/>
    </style:style>
    <style:style style:name="P13" style:family="paragraph" style:parent-style-name="Heading_20_2">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4" style:family="paragraph" style:parent-style-name="Heading_20_2">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5" style:family="paragraph" style:parent-style-name="Heading_20_2">
      <style:paragraph-properties fo:margin-top="0in" fo:margin-bottom="0in" fo:line-height="138%" fo:text-align="center" style:justify-single-word="false" fo:break-before="page" style:writing-mode="lr-tb"/>
    </style:style>
    <style:style style:name="P16"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17"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18" style:family="paragraph" style:parent-style-name="Heading_20_3">
      <style:paragraph-properties fo:margin-top="0in" fo:margin-bottom="0in" fo:line-height="138%" fo:text-align="center" style:justify-single-word="false" style:writing-mode="lr-tb"/>
    </style:style>
    <style:style style:name="P19" style:family="paragraph" style:parent-style-name="Heading_20_3">
      <style:paragraph-properties loext:contextual-spacing="false" fo:margin-top="0in" fo:margin-bottom="0in" fo:line-height="138%" fo:text-align="center" style:justify-single-word="false" style:writing-mode="lr-tb"/>
      <style:text-properties style:font-name="Arial"/>
    </style:style>
    <style:style style:name="P20" style:family="paragraph" style:parent-style-name="Heading_20_3">
      <style:paragraph-properties loext:contextual-spacing="false" fo:margin-top="0in" fo:margin-bottom="0in" fo:line-height="138%" fo:text-align="center" style:justify-single-word="false" style:writing-mode="lr-tb"/>
      <style:text-properties style:font-name="Arial"/>
    </style:style>
    <style:style style:name="P21" style:family="paragraph" style:parent-style-name="Heading_20_3">
      <style:paragraph-properties loext:contextual-spacing="false" fo:margin-top="0in" fo:margin-bottom="0in" fo:line-height="138%" fo:text-align="center" style:justify-single-word="false" fo:break-before="pag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22"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3"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4"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5"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style>
    <style:style style:name="P26"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9.5pt" fo:font-style="normal" style:text-underline-style="none" fo:font-weight="normal" style:text-blinking="false" fo:background-color="transparent" style:font-size-asian="9.5pt" style:font-size-complex="9.5pt"/>
    </style:style>
    <style:style style:name="P27"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8"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9"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30"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31"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32"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8pt" fo:font-style="normal" style:text-underline-style="none" fo:font-weight="normal" style:text-blinking="false" fo:background-color="transparent"/>
    </style:style>
    <style:style style:name="P33"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34"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35"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222222" style:text-line-through-style="none" style:font-name="Arial" fo:font-size="9.5pt" fo:font-style="normal" style:text-underline-style="none" fo:font-weight="normal" style:text-blinking="false" fo:background-color="#ffffff" style:font-size-asian="9.5pt" style:font-size-complex="9.5pt"/>
    </style:style>
    <style:style style:name="P36"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7"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8"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9" style:family="paragraph" style:parent-style-name="Text_20_body">
      <style:paragraph-properties loext:contextual-spacing="false" fo:margin-top="0in" fo:margin-bottom="0in" fo:line-height="138%" style:writing-mode="lr-tb"/>
      <style:text-properties style:font-name="Arial"/>
    </style:style>
    <style:style style:name="P40" style:family="paragraph" style:parent-style-name="Text_20_body">
      <style:paragraph-properties loext:contextual-spacing="false" fo:margin-top="0in" fo:margin-bottom="0in" fo:line-height="138%" style:writing-mode="lr-tb"/>
      <style:text-properties style:font-name="Arial" fo:font-size="10.5pt" fo:font-weight="normal" style:font-size-asian="10.5pt" style:font-size-complex="10.5pt"/>
    </style:style>
    <style:style style:name="P41" style:family="paragraph" style:parent-style-name="Text_20_body">
      <style:paragraph-properties fo:margin-top="0in" fo:margin-bottom="0in" fo:line-height="138%" fo:text-align="center" style:justify-single-word="false" style:writing-mode="lr-tb"/>
    </style:style>
    <style:style style:name="P42"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3" style:family="paragraph" style:parent-style-name="Text_20_body">
      <style:paragraph-properties loext:contextual-spacing="false" fo:margin-top="0in" fo:margin-bottom="0in" fo:line-height="138%" fo:break-before="pag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44"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45" style:family="paragraph" style:parent-style-name="Text_20_body">
      <style:paragraph-properties loext:contextual-spacing="false" fo:margin-top="0in" fo:margin-bottom="0in"/>
      <style:text-properties style:font-name="Arial" fo:font-size="9.5pt" style:font-size-asian="9.5pt" style:font-size-complex="9.5pt"/>
    </style:style>
    <style:style style:name="P46" style:family="paragraph" style:parent-style-name="Text_20_body">
      <style:paragraph-properties loext:contextual-spacing="false" fo:margin-top="0in" fo:margin-bottom="0in"/>
      <style:text-properties style:font-name="Arial" fo:font-weight="normal"/>
    </style:style>
    <style:style style:name="P47" style:family="paragraph" style:parent-style-name="Text_20_body">
      <style:paragraph-properties loext:contextual-spacing="false" fo:margin-top="0in" fo:margin-bottom="0in"/>
      <style:text-properties style:font-name="Arial"/>
    </style:style>
    <style:style style:name="P48" style:family="paragraph" style:parent-style-name="Text_20_body">
      <style:paragraph-properties loext:contextual-spacing="false" fo:margin-top="0in" fo:margin-bottom="0in"/>
      <style:text-properties style:font-name="Arial" fo:font-size="10.5pt" style:font-size-asian="10.5pt" style:font-size-complex="10.5pt"/>
    </style:style>
    <style:style style:name="P49" style:family="paragraph" style:parent-style-name="Text_20_body">
      <style:paragraph-properties loext:contextual-spacing="false" fo:margin-top="0in" fo:margin-bottom="0in"/>
      <style:text-properties style:font-name="Arial" fo:font-size="10.5pt" style:font-size-asian="10.5pt" style:font-size-complex="10.5pt"/>
    </style:style>
    <style:style style:name="P50" style:family="paragraph" style:parent-style-name="Text_20_body">
      <style:paragraph-properties loext:contextual-spacing="false" fo:margin-top="0in" fo:margin-bottom="0in"/>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51"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size-complex="10pt"/>
    </style:style>
    <style:style style:name="P52"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53" style:family="paragraph" style:parent-style-name="Text_20_body">
      <style:paragraph-properties loext:contextual-spacing="false" fo:margin-top="0.0299in" fo:margin-bottom="0.0299in" fo:line-height="100%" style:writing-mode="lr-tb"/>
      <style:text-properties style:font-name="Arial" fo:font-size="10pt" style:font-size-asian="10pt" style:font-size-complex="10pt"/>
    </style:style>
    <style:style style:name="P54" style:family="paragraph" style:parent-style-name="Text_20_body">
      <style:paragraph-properties loext:contextual-spacing="false" fo:margin-left="0in" fo:margin-right="0in" fo:margin-top="0in" fo:margin-bottom="0in" fo:line-height="138%" fo:text-indent="0in"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T1" style:family="text">
      <style:text-properties fo:font-variant="normal" fo:text-transform="none" fo:color="#000000" style:text-line-through-style="none" style:text-underline-style="none" style:text-blinking="false" fo:background-color="transparent" loext:char-shading-value="0"/>
    </style:style>
    <style:style style:name="T2" style:family="text">
      <style:text-properties fo:font-variant="normal" fo:text-transform="none" fo:color="#000000" style:text-line-through-style="none"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font-name="Ari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loext:char-shading-value="0"/>
    </style:style>
    <style:style style:name="T8" style:family="text">
      <style:text-properties fo:font-variant="normal" fo:text-transform="none" fo:color="#000000" style:text-line-through-style="none" style:font-name="Arial" fo:font-size="10.5pt" style:text-underline-style="none" fo:font-weight="normal" style:text-blinking="false" fo:background-color="transparent" style:font-size-asian="10.5pt" style:font-size-complex="10.5pt" loext:char-shading-value="0"/>
    </style:style>
    <style:style style:name="T9"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11" style:family="text">
      <style:text-properties fo:font-variant="normal" fo:text-transform="none" fo:color="#000000" style:text-line-through-styl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fo:font-size="10.5pt" fo:font-style="normal" style:text-underline-style="none" fo:font-weight="normal" style:text-blinking="false" fo:background-color="transparent" style:font-size-asian="10.5pt" style:font-size-complex="10.5pt"/>
    </style:style>
    <style:style style:name="T13" style:family="text">
      <style:text-properties fo:font-variant="normal" fo:text-transform="none" fo:color="#1155cc" style:text-line-through-style="none" style:font-name="Arial" fo:font-size="11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1155cc" style:text-line-through-style="none" style:font-name="Arial"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1155cc" style:text-line-through-style="none" style:font-name="Arial"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font-name="Arial"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1155cc" style:text-line-through-style="none" style:font-name="Arial" fo:font-size="10.5pt" fo:font-style="normal" style:text-underline-style="solid" style:text-underline-width="auto" style:text-underline-color="font-color" fo:font-weight="normal" style:text-blinking="false" fo:background-color="transparent" style:font-size-asian="10.5pt" style:font-size-complex="10.5pt" loext:char-shading-value="0"/>
    </style:style>
    <style:style style:name="T18" style:family="text">
      <style:text-properties fo:font-variant="normal" fo:text-transform="none" fo:color="#1155cc" style:text-line-through-style="none" style:font-name="Arial" fo:font-size="10.5pt" fo:font-style="normal" style:text-underline-style="solid" style:text-underline-width="auto" style:text-underline-color="font-color" fo:font-weight="normal" style:text-blinking="false" fo:background-color="transparent" style:font-size-asian="10.5pt" style:font-size-complex="10.5pt" loext:char-shading-value="0"/>
    </style:style>
    <style:style style:name="T19" style:family="text">
      <style:text-properties fo:font-variant="normal" fo:text-transform="none" fo:color="#b45f06" style:text-line-through-style="none" fo:font-size="12pt" fo:font-style="normal" style:text-underline-style="none" fo:font-weight="bold" style:text-blinking="false" fo:background-color="transparent"/>
    </style:style>
    <style:style style:name="T20" style:family="text">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T21" style:family="text">
      <style:text-properties fo:font-variant="normal" fo:text-transform="none" fo:color="#990000" style:text-line-through-style="none" style:font-name="Arial" fo:font-size="12pt" fo:font-style="normal" style:text-underline-style="none" fo:font-weight="bold" style:text-blinking="false" fo:background-color="transparent" style:font-size-asian="10.5pt" style:font-weight-asian="normal" style:font-size-complex="10.5pt" style:font-weight-complex="normal"/>
    </style:style>
    <style:style style:name="T22" style:family="text">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T23" style:family="text">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T24" style:family="text">
      <style:text-properties fo:font-size="9.5pt" style:font-size-asian="9.5pt" style:font-size-complex="9.5pt"/>
    </style:style>
    <style:style style:name="T25" style:family="text">
      <style:text-properties style:font-size-asian="10.5pt" style:font-size-complex="10.5pt"/>
    </style:style>
    <style:style style:name="T26" style:family="text">
      <style:text-propertie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42c2cb6b-7fff-c4f6-8d1f-814acbeae474"/><text:line-break/><text:line-break/><text:line-break/><text:line-break/><text:line-break/><text:line-break/><text:line-break/><text:line-break/></text:p>
      <text:p text:style-name="P3"/>
      <text:p text:style-name="P3"/>
      <text:p text:style-name="P3"/>
      <text:p text:style-name="P22">the Good Technique presents</text:p>
      <text:p text:style-name="P32">Conflict Resolution</text:p>
      <text:p text:style-name="P22">By Dorian Rahamim</text:p>
      <text:p text:style-name="P46"><text:line-break/><text:line-break/><text:line-break/><text:line-break/><text:line-break/><text:line-break/><text:line-break/><text:line-break/><text:line-break/><text:soft-page-break/><text:line-break/></text:p>
      <text:p text:style-name="P46"/>
      <text:p text:style-name="P25"/>
      <text:p text:style-name="P25"/>
      <text:p text:style-name="P26">The Rahamim Family</text:p>
      <text:p text:style-name="P26">New Haven, Connecticut 06513</text:p>
      <text:p text:style-name="P45"/>
      <text:p text:style-name="P35">© 2019 by Dorian Rahamim</text:p>
      <text:p text:style-name="P45"/>
      <text:p text:style-name="P35">All rights reserved. No part of this publication may be reproduced, stored in a retrieval system or transmitted in any form or by any means, electronic, mechanical, photocopying, recording or otherwise, without prior permission of the Rahamim Family.</text:p>
      <text:p text:style-name="P45"/>
      <text:p text:style-name="P35">Printed in the United States</text:p>
      <text:p text:style-name="P45"/>
      <text:p text:style-name="P26">This book is printed on FSC certified, lead-free, acid-free, buffered paper made from wood-based pulp which meets the ISO 9706 standard for permanent paper.</text:p>
      <text:p text:style-name="P45"/>
      <text:p text:style-name="P35">Distributed in the United States by Dorian Rahamim.</text:p>
      <text:p text:style-name="P46"><text:line-break/><text:line-break/><text:line-break/><text:soft-page-break/><text:line-break/><text:line-break/><text:line-break/><text:line-break/><text:line-break/></text:p>
      <text:p text:style-name="P46"/>
      <text:p text:style-name="P46"><text:line-break/></text:p>
      <text:p text:style-name="P33">Contributors</text:p>
      <text:p text:style-name="P22">Shari Rahamim</text:p>
      <text:p text:style-name="P47"/>
      <text:p text:style-name="P33">Special Thanks To</text:p>
      <text:p text:style-name="P22">Rocky Bostick</text:p>
      <text:p text:style-name="P22">Oliver Augustin</text:p>
      <text:p text:style-name="P42"/>
      <text:p text:style-name="P33"/>
      <text:p text:style-name="P44"/>
      <text:p text:style-name="P33">Table of Contents</text:p>
      <text:p text:style-name="P51">Foreword</text:p>
      <text:p text:style-name="P51">Preface</text:p>
      <text:p text:style-name="P51">Intro</text:p>
      <text:p text:style-name="P51">The Program</text:p>
      <text:p text:style-name="P53"><text:span text:style-name="T9"><text:tab/></text:span><text:span text:style-name="T10">Things to Acknowledge</text:span></text:p>
      <text:p text:style-name="P52"><text:tab/>A Healthy Relationship</text:p>
      <text:p text:style-name="P51">Conflict</text:p>
      <text:p text:style-name="P53"><text:span text:style-name="T9"><text:tab/></text:span><text:span text:style-name="T10">The Prototypical Conflict</text:span></text:p>
      <text:p text:style-name="P52">1. The Initial Outburst</text:p>
      <text:p text:style-name="P52"><text:tab/>1.1 Dealing with Your Own Anger</text:p>
      <text:p text:style-name="P52"><text:tab/>1.2 Disengage</text:p>
      <text:p text:style-name="P52"><text:tab/>1.3 Dealing with Your Angry Partner</text:p>
      <text:p text:style-name="P51">2. Say How you Feel</text:p>
      <text:p text:style-name="P53"><text:span text:style-name="T9"><text:tab/></text:span><text:span text:style-name="T10">2.1 You Talk, I Listen</text:span></text:p>
      <text:p text:style-name="P52"><text:tab/>2.2 I Talk, You Listen</text:p>
      <text:p text:style-name="P52"><text:tab/>2.3 Advanced Technique</text:p>
      <text:p text:style-name="P51">3. Apologize</text:p>
      <text:p text:style-name="P52"><text:tab/>3.1 You Apologize to Me</text:p>
      <text:p text:style-name="P52"><text:tab/>3.2 I Apologize to You</text:p>
      <text:p text:style-name="P51">4. Making an Agreement</text:p>
      <text:p text:style-name="P53"><text:span text:style-name="T9"><text:tab/></text:span><text:span text:style-name="T10">4.1 Ask for what you Need</text:span></text:p>
      <text:p text:style-name="P52"><text:tab/>4.2 Listen to what I Need</text:p>
      <text:p text:style-name="P52"><text:tab/>4.3 Talk it Out</text:p>
      <text:p text:style-name="P52"><text:tab/>4.4 Shake on It</text:p>
      <text:p text:style-name="P51">5. Repeat</text:p>
      <text:p text:style-name="P51">Epilogue</text:p>
      <text:list xml:id="list2070010519534651118" text:style-name="Outline">
        <text:list-item>
          <text:h text:style-name="P5" text:outline-level="1"><text:soft-page-break/></text:h>
        </text:list-item>
        <text:list-item>
          <text:h text:style-name="P5" text:outline-level="1"/>
        </text:list-item>
        <text:list-item>
          <text:h text:style-name="P7" text:outline-level="1"/>
        </text:list-item>
        <text:list-item>
          <text:h text:style-name="P5" text:outline-level="1">Foreword By Shari Rose</text:h>
        </text:list-item>
      </text:list>
      <text:p text:style-name="P54"/>
      <text:p text:style-name="P54">Soon you will commence reading a book my beloved husband put his heart and soul into. So you had better like it! (just kidding) As you read, you’ll encounter many strategies for understanding your emotions to effectively handle conflict. Some of these strategies may appear odd; they may even be uncomfortable. I want you to know that being uncomfortable is a key indicator of growth! One of my favorite examples of this is the lobster. Lobsters are crustaceans who live in shells which function as their means for defense and offense. If a lobster remains in its shell, it cannot grow. But if it sheds its shell, it cannot protect itself or hunt. In the end, this formidable creature willingly becomes a vulnerable squishy semblance of a lobster while it grows a new shell. Surely this is not an easy process. Yet the lobster does it because the benefits of growing larger exceed the risk of being vulnerable for a temporary period.</text:p>
      <text:p text:style-name="P54"><text:soft-page-break/>As you read Dorian’s book full of strategies that will ultimately improve your life, remember that the benefit of stronger personal relationships is well worth the risk of being exposed for a short period. I ask that you shed your current emotional shell. Put a picture in your mind of having strong, loving, and healthy relationships with your friends, family and significant other(s). Imagine how much more vibrant your life will be, having a robust network of love constantly surrounding you. Picture yourself supporting your loved ones and improving their lives, little by little. Capture this image and reflect upon it as you make yourself vulnerable embracing these strategies. Keep an open mind, and do your best to give the Good Technique a fair shot. I have, and I can attest to the treasure chest of emotional rewards that have since come my way. My relationships now fill my life with more positive emotions and less negativity. So read on! Godspeed on your adventure, I wish you well!<text:line-break/><text:line-break/>- Shari Rose Rahamim</text:p>
      <text:list xml:id="list2042162031" text:continue-numbering="true" text:style-name="Outline">
        <text:list-item>
          <text:h text:style-name="P5" text:outline-level="1"><text:soft-page-break/></text:h>
        </text:list-item>
        <text:list-item>
          <text:h text:style-name="P5"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Preface</text:h>
        </text:list-item>
      </text:list>
      <text:p text:style-name="P24"/>
      <text:p text:style-name="P27">The times in my life that I've felt happy and strong - I've had close and safe relationships. The times that I've felt confused and scared - I was alone. No other variables have ever mattered.</text:p>
      <text:p text:style-name="P48"/>
      <text:p text:style-name="P27">When I get scared, everything goes dark. I scream and struggle. But when a gentle person takes my hand, the fear goes away. It feels the way it must feel when people find God.</text:p>
      <text:p text:style-name="P48"/>
      <text:p text:style-name="P27">Sometimes, when I am isolated from other people, I become so confused and scared that I lose control of my life. Eventually my friends and family save me. But then it starts again.</text:p>
      <text:p text:style-name="P48"/>
      <text:p text:style-name="P27"><text:soft-page-break/>A few years ago, I got isolated and lost control. My friends and family were there to save me, but this time something clicked. As they raised me up and put their love into me, I saw exactly what it meant to be close to another person. And when I came back to normal, I remembered how to keep those relationships close and safe; permanently.</text:p>
      <text:p text:style-name="P27"/>
      <text:p text:style-name="P27">From this moment of clarity, I developed a technique for strengthening relationships. My technique has improved my life more rapidly and intensely than I ever could have predicted. This handbook represents the core of this Good Technique: Conflict Resolution.</text:p>
      <text:p text:style-name="P47"/>
      <text:list xml:id="list844946882"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Intro</text:h>
        </text:list-item>
      </text:list>
      <text:p text:style-name="P23"/>
      <text:p text:style-name="P27">This book is written as a 1 on 1 conversation. Imagine that you (the reader) are in a relationship with me (the author). I will speak to you as if you are sitting right in front of me. For example, I will say "we need to trust one another" and "you should stand up for yourself." Here goes.</text:p>
      <text:p text:style-name="P29">***</text:p>
      <text:p text:style-name="P27">Conflict is unavoidable in a relationship. We get grumpy, get under each other's skin, and have disagreements. Sometimes they're quick and easy. Other times they are terrifying.</text:p>
      <text:p text:style-name="P48"/>
      <text:p text:style-name="P27">Conflict is not limited to romantic partners. It occurs between friends, family, coworkers, strangers.</text:p>
      <text:p text:style-name="P48"/>
      <text:p text:style-name="P27"><text:soft-page-break/>It is commonly believed that conflict is a bad thing. After all, nobody likes getting grumpy and arguing. Some people even try to avoid conflict altogether. This is a mistake.</text:p>
      <text:p text:style-name="P48"/>
      <text:p text:style-name="P27">Conflict serves a productive purpose. A relationship is a process of two people settling into one another. Imagine we are sitting on a couch with my elbow in your ribs. Conflict starts when you say "ow your elbow is in my ribs." And it ends when we both find a better way to sit. If handled well, each conflict should make us feel closer and more comfortable with one another.</text:p>
      <text:p text:style-name="P48"/>
      <text:p text:style-name="P27">Of course, conflicts do not usually go down so smoothly. In practice, conflict means anger, guilt, hurt feelings, sarcasm, name calling, glaring, talking down, yelling, door slamming, accusing, teeth grinding, and all other forms of negativity. It often feels as if we are fighting a war; not making peace. If anything, our fights just fizzle out and we never talk about them again.</text:p>
      <text:p text:style-name="P48"/>
      <text:p text:style-name="P27"><text:soft-page-break/>Conflicts like these are destructive. Instead of bringing us closer in our partnership, each conflict takes us two steps backward. The longer we handle out conflicts this way, the more likely we are to fight again.</text:p>
      <text:p text:style-name="P48"/>
      <text:p text:style-name="P27">Even still, it is commonly assumed that unresolved conflict is part of a healthy relationship. In fact, many of us have never seen even one healthy resolution to a conflict. This is unacceptable. How can you relax knowing that I might invade your boundaries at any second? How can you be yourself knowing that anything you say or do might make me explode into anger? How can you feel safe when I've hurt you so many times, especially if I'll hurt you again? We deserve a better life than that.</text:p>
      <text:p text:style-name="P48"/>
      <text:p text:style-name="P27">We have the choice to make a better life for ourselves. Don't be discouraged just because our communication has failed in the past. But back then, we didn't have the right tools. Today we do.</text:p>
      <text:p text:style-name="P50"/>
      <text:list xml:id="list1171710029" text:continue-numbering="true" text:style-name="Outline">
        <text:list-item>
          <text:h text:style-name="P7" text:outline-level="1"/>
        </text:list-item>
      </text:list>
      <text:p text:style-name="P36"/>
      <text:p text:style-name="P36"/>
      <text:p text:style-name="P36"/>
      <text:list xml:id="list1964236279" text:continue-numbering="true" text:style-name="Outline">
        <text:list-item>
          <text:h text:style-name="P5" text:outline-level="1">The Program</text:h>
        </text:list-item>
      </text:list>
      <text:p text:style-name="P23"/>
      <text:p text:style-name="P27">In a nutshell, Conflict Resolution is about having productive conflicts. It's not about being a perfectly calm, fair angel. Go ahead and scream, make bug eyes, and make threats. Conflict Resolution only cares that the next fight is softer and further away.</text:p>
      <text:p text:style-name="P48"/>
      <text:p text:style-name="P27">The program follows the course of a typical fight. It begins with the 1. Initial Outburst, continues through 2. Saying How We Feel, proceeds to 3. Apologizing, and ends with 4. Making an Agreement. Along the way there are Techniques to study such as Disengaging and Talking like Child and discussions of common Objections and setting healthy Boundaries.</text:p>
      <text:p text:style-name="P47"/>
      <text:list xml:id="list1111857688" text:continue-numbering="true" text:style-name="Outline">
        <text:list-item>
          <text:list>
            <text:list-item>
              <text:h text:style-name="P9" text:outline-level="2"><text:soft-page-break/></text:h>
            </text:list-item>
            <text:list-item>
              <text:h text:style-name="P9" text:outline-level="2"/>
            </text:list-item>
            <text:list-item>
              <text:h text:style-name="P9" text:outline-level="2"/>
            </text:list-item>
            <text:list-item>
              <text:h text:style-name="P9" text:outline-level="2"/>
            </text:list-item>
            <text:list-item>
              <text:h text:style-name="P9" text:outline-level="2">Things to Acknowledge</text:h>
            </text:list-item>
          </text:list>
        </text:list-item>
      </text:list>
      <text:p text:style-name="P23"/>
      <text:p text:style-name="P27">To be successful in the Program, you must first acknowledge a few things about us and our relationship.</text:p>
      <text:p text:style-name="P48"/>
      <text:p text:style-name="P27">1. You are here for yourself.</text:p>
      <text:p text:style-name="P27">You are learning the skill of Conflict Resolution to improve your own life. Don't plan to be a martyr or a hero.</text:p>
      <text:p text:style-name="P48"/>
      <text:p text:style-name="P27">2. You can't force me to change.</text:p>
      <text:p text:style-name="P27">If I ever change my ways, it may take years or even decades.</text:p>
      <text:p text:style-name="P48"/>
      <text:p text:style-name="P27">3. You are part of the problem.</text:p>
      <text:p text:style-name="P27">Nobody's perfect. You have a temper, you get negative, you don't listen.</text:p>
      <text:p text:style-name="P48"/>
      <text:p text:style-name="P27"/>
      <text:p text:style-name="P43">4. You must be positive.</text:p>
      <text:p text:style-name="P27">The strongest upper hand is gained by treating people with respect and kindness. You love me and I love you.</text:p>
      <text:p text:style-name="P48"/>
      <text:p text:style-name="P27">5. Patience.</text:p>
      <text:p text:style-name="P27">Relationships don't change overnight. It takes four months just to potty train a dog.</text:p>
      <text:p text:style-name="P48"/>
      <text:p text:style-name="P27">6. Safety.</text:p>
      <text:p text:style-name="P27">Protect yourself from abuse. By me or anyone else. Don't wait it out. Go somewhere safe and figure it out from there.</text:p>
      <text:p text:style-name="P48"/>
      <text:p text:style-name="P27">7. Study.</text:p>
      <text:p text:style-name="P27">A skilled Narcissist can always find ways to turn this handbook against you. Be brave. The more you study, the safer you will be.</text:p>
      <text:p text:style-name="P48"/>
      <text:p text:style-name="P27">8. Trust.</text:p>
      <text:list xml:id="list1048287888" text:continue-numbering="true" text:style-name="Outline">
        <text:list-item>
          <text:list>
            <text:list-item>
              <text:h text:style-name="P9" text:outline-level="2"/>
            </text:list-item>
            <text:list-item>
              <text:h text:style-name="P13" text:outline-level="2"/>
            </text:list-item>
          </text:list>
        </text:list-item>
      </text:list>
      <text:p text:style-name="P36"/>
      <text:p text:style-name="P36"/>
      <text:p text:style-name="P36"/>
      <text:list xml:id="list2077515494" text:continue-numbering="true" text:style-name="Outline">
        <text:list-item>
          <text:list>
            <text:list-item>
              <text:h text:style-name="P9" text:outline-level="2">A Healthy Relationship</text:h>
            </text:list-item>
          </text:list>
        </text:list-item>
      </text:list>
      <text:p text:style-name="P23"/>
      <text:p text:style-name="P27">Many of us live our entire lives without ever participating in a deeply healthy relationship. Or seeing a healthy relationship to model ours after. Many of the gaps in our relationship education are filled by what we see on TV or read in books. The following rules are intended to remedy that handicap.</text:p>
      <text:p text:style-name="P48"/>
      <text:list xml:id="list177629304" text:continue-numbering="true" text:style-name="Outline">
        <text:list-item>
          <text:list>
            <text:list-item>
              <text:h text:style-name="P12" text:outline-level="2"><text:span text:style-name="T21"/></text:h>
            </text:list-item>
            <text:list-item>
              <text:h text:style-name="P15" text:outline-level="2"><text:span text:style-name="T21"/></text:h>
            </text:list-item>
            <text:list-item>
              <text:h text:style-name="P12" text:outline-level="2"><text:span text:style-name="T21"/></text:h>
            </text:list-item>
            <text:list-item>
              <text:h text:style-name="P12" text:outline-level="2"><text:span text:style-name="T21"/></text:h>
            </text:list-item>
            <text:list-item>
              <text:h text:style-name="P12" text:outline-level="2"><text:span text:style-name="T21"/></text:h>
            </text:list-item>
            <text:list-item>
              <text:h text:style-name="P12" text:outline-level="2"><text:span text:style-name="T21">Rules for a Healthy Relationship</text:span></text:h>
            </text:list-item>
          </text:list>
        </text:list-item>
      </text:list>
      <text:p text:style-name="P27"/>
      <text:p text:style-name="P27">1. Your feelings are important.</text:p>
      <text:p text:style-name="P27">2. You have no wrong feelings.</text:p>
      <text:p text:style-name="P27">3. Your feelings are not wrong, even if they make me (your partner) feel bad.</text:p>
      <text:p text:style-name="P27">4. You can't change how you feel.</text:p>
      <text:p text:style-name="P27">5. You deserve to be treated the way you want to be treated.</text:p>
      <text:p text:style-name="P27">6. You don't need to tolerate abuse.</text:p>
      <text:p text:style-name="P27">7. You don't have to do anything you don't want to do.</text:p>
      <text:p text:style-name="P27">8. If you were hurt, you deserve an apology.</text:p>
      <text:p text:style-name="P27">9. We must both have other relationships.</text:p>
      <text:p text:style-name="P27">10. It's okay for us to leave each other.</text:p>
      <text:p text:style-name="P48"/>
      <text:p text:style-name="P27"/>
      <text:p text:style-name="P27"/>
      <text:p text:style-name="P27"/>
      <text:p text:style-name="P43"/>
      <text:p text:style-name="P27"/>
      <text:p text:style-name="P27"/>
      <text:p text:style-name="P27"/>
      <text:p text:style-name="P27">The rules for a healthy relationship are not just theoretical. They are places to stand your ground. Think of them as your Bill of Rights. Throughout our relationship, we will each argue that we deserve some unhealthy exception to this Bill of Rights. But a healthy relationship has no exceptions. Mistakes, yes. Exceptions no.</text:p>
      <text:p text:style-name="P48"/>
      <text:p text:style-name="P27">The rules for a healthy relationship are reciprocal. If I forget my rights, you need to fight for me as you would fight for yourself.</text:p>
      <text:list xml:id="list1872264864" text:continue-numbering="true" text:style-name="Outline">
        <text:list-item>
          <text:h text:style-name="P5" text:outline-level="1"/>
        </text:list-item>
        <text:list-item>
          <text:h text:style-name="P7" text:outline-level="1"/>
        </text:list-item>
      </text:list>
      <text:p text:style-name="P36"/>
      <text:p text:style-name="P36"/>
      <text:p text:style-name="P36"/>
      <text:list xml:id="list1536511623" text:continue-numbering="true" text:style-name="Outline">
        <text:list-item>
          <text:h text:style-name="P5" text:outline-level="1">Conflict</text:h>
        </text:list-item>
      </text:list>
      <text:p text:style-name="P23"/>
      <text:p text:style-name="P27">99% of the time in our relationship is spent in peaceful routine: eating together, sitting together, going out, watching tv, brushing our teeth, and sleeping. When a conflict suddenly breaks out it only lasts an hour, if that. But even though these struggles are short, they have the power to make or break our relationship.</text:p>
      <text:p text:style-name="P48"/>
      <text:p text:style-name="P27">There are endless reasons for two people to fight. Money, politics, sex, forgotten birthdays, unwanted comments, being too tired, being hungry, misunderstood anxiety, backseat driving, belittling, jealousy, crankiness, sarcasm, uncalled-for disrespect, addictions, unresolved grudges, unhealed trauma. I spill my drink all over the floor. You slurp your cheerios too loudly. Pick any situation; two people have fought over it.</text:p>
      <text:p text:style-name="P47"><text:soft-page-break/></text:p>
      <text:list xml:id="list2118814452" text:continue-numbering="true" text:style-name="Outline">
        <text:list-item>
          <text:list>
            <text:list-item>
              <text:h text:style-name="P11" text:outline-level="2"/>
            </text:list-item>
            <text:list-item>
              <text:h text:style-name="P11" text:outline-level="2">The Prototypical Conflict</text:h>
            </text:list-item>
          </text:list>
        </text:list-item>
      </text:list>
      <text:p text:style-name="P23"/>
      <text:p text:style-name="P27">Conflicts are all different. But they all hit the same milestones. Those milestones happen in the following order.</text:p>
      <text:p text:style-name="P48"/>
      <text:p text:style-name="P27">1. The Initial Outburt.</text:p>
      <text:p text:style-name="P27">A fight breaks out suddenly and forcefully. The early moments of a fight is where the most damage is done. We yell, glare, show our teeth, and act aggressively. This behavior, even it feels justified, is poisonous. We must get to safety when there's no time to think.</text:p>
      <text:p text:style-name="P48"/>
      <text:p text:style-name="P27">2. Say how we feel.</text:p>
      <text:p text:style-name="P27">The fight cools down slightly. Now we talk about the issue at hand. We sort out why my birthday matters so much to me and why you're always late for the show. We still aren't in control of our logical minds. We calm down and come closer together.</text:p>
      <text:p text:style-name="P48"/>
      <text:p text:style-name="P27"/>
      <text:p text:style-name="P43">3. Apologize.</text:p>
      <text:p text:style-name="P27">The past two steps were scary. We projected anger and frustration. We apologize to lock in our safety with one other. Only then can we use our logical brains.</text:p>
      <text:p text:style-name="P48"/>
      <text:p text:style-name="P27">4. Make an Agreement.</text:p>
      <text:p text:style-name="P27">We get onto the same page. Now we construct a strategy that will have us avoid the same conflict in the future. Then we make an agreement and shake on it.</text:p>
      <text:p text:style-name="P48"/>
      <text:p text:style-name="P27">5. Repeat.</text:p>
      <text:p text:style-name="P48"/>
      <text:p text:style-name="P27">In fact, a real-life Conflict does not follow any prescribed path. We might start at step 1, skip to 4, then back and forth between 2 and 3 for a while. Don't get hung up on the order. The 5 steps of the Prototypical conflict are not a mental prison. They are a valuable tool for making sense of emotional chaos. Learn them well.</text:p>
      <text:list xml:id="list651998429"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1. The Initial Outburst</text:h>
        </text:list-item>
      </text:list>
      <text:p text:style-name="P23"/>
      <text:p text:style-name="P27">Picture the setting of a typical fight in your home. It starts at the dinner table or in the car. Suddenly and forcefully, a fight breaks out. There's screaming, scowling, and bared teeth.</text:p>
      <text:p text:style-name="P48"/>
      <text:p text:style-name="P27">At this moment, you have two problems on your hands: you and me.</text:p>
      <text:p text:style-name="P27">1. You have to deal with your own angry self. When you get angry, there is a boiling desire to curse, scream, and say things that you will regret. Can you control yourself?</text:p>
      <text:p text:style-name="P48"/>
      <text:p text:style-name="P27">2. You have to deal with me, your terrifying pissed-off loved one sitting across the table. When I'm mad, I'm not in my right state of mind: I'm equally likely to curse, scream, and freak out. How will you handle me?</text:p>
      <text:p text:style-name="P47"/>
      <text:list xml:id="list987367428" text:continue-numbering="true" text:style-name="Outline">
        <text:list-item>
          <text:list>
            <text:list-item>
              <text:h text:style-name="P9" text:outline-level="2"><text:soft-page-break/></text:h>
            </text:list-item>
            <text:list-item>
              <text:h text:style-name="P9" text:outline-level="2"/>
            </text:list-item>
            <text:list-item>
              <text:h text:style-name="P9" text:outline-level="2"/>
            </text:list-item>
            <text:list-item>
              <text:h text:style-name="P9" text:outline-level="2"/>
            </text:list-item>
            <text:list-item>
              <text:h text:style-name="P9" text:outline-level="2">1.1 Dealing with Your Own Anger</text:h>
              <text:list>
                <text:list-item>
                  <text:h text:style-name="P16" text:outline-level="3"/>
                </text:list-item>
                <text:list-item>
                  <text:h text:style-name="P16" text:outline-level="3">Dodge the Bullet</text:h>
                </text:list-item>
              </text:list>
            </text:list-item>
          </text:list>
        </text:list-item>
      </text:list>
      <text:p text:style-name="P27">The problem with anger is that it sets in quickly. It's not wrong to get mad: it's natural and right for us to get mad, it's part of being alive. But a fight explodes like a bullet from a gun: "what the fuck did you just say?"</text:p>
      <text:p text:style-name="P48"/>
      <text:p text:style-name="P27">Now we have a code red. Here comes the backlash. Maybe you'll up the ante with "say that again asshole." Maybe I'll double down with "I'll say whatever I want you controlling freak."</text:p>
      <text:p text:style-name="P48"/>
      <text:p text:style-name="P27">What now? Calm reasonable argument is not an option. In half a second, you might say something you regret for the rest of your life. Don't hesitate. Just dodge the bullet.</text:p>
      <text:list xml:id="list389560246" text:continue-numbering="true" text:style-name="Outline">
        <text:list-item>
          <text:list>
            <text:list-item>
              <text:list>
                <text:list-item>
                  <text:h text:style-name="P19" text:outline-level="3"><text:soft-page-break/><text:span text:style-name="T19">Technique: Thunderous Silence</text:span></text:h>
                </text:list-item>
              </text:list>
            </text:list-item>
          </text:list>
        </text:list-item>
      </text:list>
      <text:p text:style-name="P27">This is our first technique, but it's perhaps the most difficult.</text:p>
      <text:p text:style-name="P48"/>
      <text:p text:style-name="P27">Anger is Hot. Energetic. When you're suddenly pissed, you're going to act hot. This means that you stomp on the gas, throw stuff, break a glass, punch the wall, scream very loud. These responses happen too fast to control. But you can make the best of things by going from Hot straight into Cold.</text:p>
      <text:p text:style-name="P48"/>
      <text:p text:style-name="P27">Instead of slamming on the gas, do the opposite: drive Very.. Very... Slowly.... freakishly slow. Instead of throwing your computer, place it down Very..... Very....... Gently......... Open the door with a crazy swing. But then sit down gently on the porch. Fold your arms. Relax all your muscles. Collapse into a ball.</text:p>
      <text:p text:style-name="P48"/>
      <text:p text:style-name="P27"/>
      <text:p text:style-name="P27">This technique works because cold and hot are largely interchangeable. Doing something insanely xold scratches the same itch as <text:soft-page-break/>insanely hot. Acting cold is not Harmless. But it's less likely to crash the car.</text:p>
      <text:p text:style-name="P47"/>
      <text:list xml:id="list1120236685" text:continue-numbering="true" text:style-name="Outline">
        <text:list-item>
          <text:list>
            <text:list-item>
              <text:list>
                <text:list-item>
                  <text:h text:style-name="P16" text:outline-level="3">Technique: Anger to Sadness</text:h>
                </text:list-item>
              </text:list>
            </text:list-item>
          </text:list>
        </text:list-item>
      </text:list>
      <text:p text:style-name="P27">When you feel the red hot anger kicking in, it also brings plenty of sadness along with it. These emotions are pressurized inside of you, begging to be expressed. To take the edge off of the anger, release as much of your sadness as possible.</text:p>
      <text:p text:style-name="P48"/>
      <text:p text:style-name="P27">This is done by deliberately expressing sadness. Though it's true that you can't change how you feel, you can choose how to express yourself, and see if feels right.</text:p>
      <text:p text:style-name="P48"/>
      <text:p text:style-name="P27">Change your facial expression from a glare to a frown. If you were yelling and jabbing your finger, start sobbing and hanging your head. Relax your muscles. Relax our face. If you're wearing a nervous smile, drop it. Have a seat on the floor. Wince. Cry. Whimper.</text:p>
      <text:p text:style-name="P48"/>
      <text:p text:style-name="P27">You might think that it is unnatural to jump from anger straight into sadness. But when you <text:soft-page-break/>frown and collapse, you will be surprised at how true and familiar it feels. This is because a good chunk of your anger is really just constipated sadness. Let it flow.</text:p>
      <text:p text:style-name="P48"/>
      <text:p text:style-name="P27">I learned this technique by accident in my relationship with Shari Rose. We went through a rough patch where we glared and screamed at each other almost every day. But Shari is an emotionally healthy person. Sometimes, when it felt like a fight was going to break out, she would crinkle up her face, throw herself on the couch, and become a shrieking harmless lump. I might have started out completely furious, but when I saw her reaction, I deflated like a balloon.</text:p>
      <text:list xml:id="list140169765" text:continue-numbering="true" text:style-name="Outline">
        <text:list-item>
          <text:list>
            <text:list-item>
              <text:list>
                <text:list-item>
                  <text:h text:style-name="P19" text:outline-level="3"><text:span text:style-name="T19"/></text:h>
                </text:list-item>
                <text:list-item>
                  <text:h text:style-name="P19" text:outline-level="3"><text:span text:style-name="T19">A Note about Anger</text:span></text:h>
                </text:list-item>
              </text:list>
            </text:list-item>
          </text:list>
        </text:list-item>
      </text:list>
      <text:p text:style-name="P27">Anger is dangerous. It makes us aggressive, illogical, and prone to attack. Because of this, we might start to think that anger is a purely bad thing. This might lead us to adopt the habit of bottling our anger up inside of us.</text:p>
      <text:p text:style-name="P48"/>
      <text:p text:style-name="P27"><text:soft-page-break/>First off, don't bottle up your anger. Sooner or later, you will explode with much worse consequences. Second off, Anger is not purely bad; Anger is a part of being alive. It serves the real-life purpose of letting us know that something is wrong.</text:p>
      <text:p text:style-name="P48"/>
      <text:p text:style-name="P27">What might be wrong? Perhaps I got picked on at school. Maybe I desperately need some quiet time. Maybe I'm developing the flu. Maybe I haven't gotten over my grandmother's death. All these things come out as Anger.</text:p>
      <text:p text:style-name="P47"/>
      <text:list xml:id="list1502501462"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1.2 Disengage</text:h>
            </text:list-item>
          </text:list>
        </text:list-item>
      </text:list>
      <text:p text:style-name="P23"/>
      <text:p text:style-name="P27">The timeline of the fight has just begun. We dodged the initial bullet by deflecting our anger into harmless actions and releasing the pressure of our spare sadness. We've regained some of our ability to reason like human beings. But there's still plenty of rage inside of us. We have about 20 seconds worth of self-control until the next wave hits. We have to Disengage.</text:p>
      <text:p text:style-name="P48"/>
      <text:p text:style-name="P27">The previous techniques were about safely expressing your wrathful emotions. Disengaging is about making yourself Separate from me. Leave the conversation, leave the room, cover your head with a blanket and sing happy birthday. Just find a way to be by yourself until you can calm down. </text:p>
      <text:p text:style-name="P48"/>
      <text:p text:style-name="P27"><text:soft-page-break/>You will find that, even when you are by yourself, you are furious! There will be a whole argument raging just inside of your own head. Stay by yourself, find a good distraction, and don't come out until the voices in your head turn into a dull hum.</text:p>
      <text:p text:style-name="P48"/>
      <text:p text:style-name="P27">Now that you're alone, take another opportunity to express your wraththful emotions Hot and Horrible. Go ahead and scream, throw stuff, whack the desk with one of those wrapping paper tubes (they make a very loud and satisfying crack). Get the demons out.</text:p>
      <text:p text:style-name="P47"/>
      <text:list xml:id="list1740688627" text:continue-numbering="true" text:style-name="Outline">
        <text:list-item>
          <text:list>
            <text:list-item>
              <text:list>
                <text:list-item>
                  <text:h text:style-name="P16" text:outline-level="3">Feeling Trapped</text:h>
                </text:list-item>
              </text:list>
            </text:list-item>
          </text:list>
        </text:list-item>
      </text:list>
      <text:p text:style-name="P27">Sometimes you are not in a position to easily leave the situation. Suppose you are driving and I realize that I left our tickets to the concert at home. You are furious. You can feel the freakout boiling inside you. But you have nowhere to run; we're stuck together in a car and we're already going to be late to the show.</text:p>
      <text:p text:style-name="P48"/>
      <text:p text:style-name="P39"><text:span text:style-name="T12">Don't prioritize anything above our relationship (except for our well-being). Pull over, park, and </text:span><text:soft-page-break/><text:span text:style-name="T12">leave the car until you calm down. It doesn't matter how late we are to the show; our relationship is all we've got.</text:span></text:p>
      <text:list xml:id="list2042852774" text:continue-numbering="true" text:style-name="Outline">
        <text:list-item>
          <text:list>
            <text:list-item>
              <text:list>
                <text:list-item>
                  <text:h text:style-name="P18" text:outline-level="3"><text:span text:style-name="T20"/></text:h>
                </text:list-item>
                <text:list-item>
                  <text:h text:style-name="P18" text:outline-level="3"><text:span text:style-name="T20">Objections</text:span></text:h>
                </text:list-item>
              </text:list>
            </text:list-item>
          </text:list>
        </text:list-item>
      </text:list>
      <text:p text:style-name="P27">You might object to the idea of separating when we get angry. You might say "I have a good reason for being angry. You were singing at the top of your lungs at 10pm when I was trying to sleep! Why should I let you get away with it?" Or "I'm angry because you forgot my birthday! I've never forgotten your birthday once in my life. Why should I be a saint when you get to be careless?"</text:p>
      <text:p text:style-name="P48"/>
      <text:p text:style-name="P27">First of all, you're right. I screwed up. I'm disrespectful. I don't know how to control myself. But that's no reason for you to copy me.</text:p>
      <text:p text:style-name="P48"/>
      <text:p text:style-name="P27">Secondly, you're not letting me "get away" with anything. By the end of this fight, you will make sure that I take responsibility for my actions. You must confront me about the ways that I hurt you during the course of our fight. You will <text:soft-page-break/>say things like "you need to respect that I have work in the morning" or "my birthday matters to me and I would appreciate if you take that seriously."</text:p>
      <text:list xml:id="list1716846248" text:continue-numbering="true" text:style-name="Outline">
        <text:list-item>
          <text:list>
            <text:list-item>
              <text:list>
                <text:list-item>
                  <text:h text:style-name="P16" text:outline-level="3"/>
                </text:list-item>
                <text:list-item>
                  <text:h text:style-name="P16" text:outline-level="3">Technique: Yell "I Care About You!"</text:h>
                </text:list-item>
              </text:list>
            </text:list-item>
          </text:list>
        </text:list-item>
      </text:list>
      <text:p text:style-name="P27">There are certain statements which strike directly to the heart, even if you yell them at the top of your lungs. Try saying "I LOVE YOU AND I CARE ABOUT YOU." Do this in the midst of blinding Rage. Say "DAMMIT, YOU ARE MY PARTNER" or "WE ARE A FUCKING TEAM" or "I WOULD DIE FOR YOU, ASSHOLE."</text:p>
      <text:p text:style-name="P48"/>
      <text:p text:style-name="P27">Or say "I love you and I care about you" without yelling. Say it when I act rude. Say it after you've accidentally gone too far. Say it over and over while you pace in circles. There is no bad time to be painfully earnest; it will always hit me right in the gut.</text:p>
      <text:p text:style-name="P47"/>
      <text:p text:style-name="P47"/>
      <text:list xml:id="list755947263" text:continue-numbering="true" text:style-name="Outline">
        <text:list-item>
          <text:list>
            <text:list-item>
              <text:h text:style-name="P9" text:outline-level="2"><text:soft-page-break/></text:h>
            </text:list-item>
            <text:list-item>
              <text:h text:style-name="P9" text:outline-level="2"/>
            </text:list-item>
            <text:list-item>
              <text:h text:style-name="P9" text:outline-level="2"/>
            </text:list-item>
            <text:list-item>
              <text:h text:style-name="P9" text:outline-level="2"/>
            </text:list-item>
            <text:list-item>
              <text:h text:style-name="P9" text:outline-level="2">1.3 Dealing With Your Angry Partner</text:h>
            </text:list-item>
          </text:list>
        </text:list-item>
      </text:list>
      <text:p text:style-name="P23"/>
      <text:p text:style-name="P27">The last section contained strategies for you (the reader) to deal with your own anger. Now, we do the mirror image. I (your partner) am the one getting angry. You see my red face and crazy eyes. How do you handle me?</text:p>
      <text:p text:style-name="P48"/>
      <text:p text:style-name="P47"/>
      <text:list xml:id="list2151215455" text:continue-numbering="true" text:style-name="Outline">
        <text:list-item>
          <text:list>
            <text:list-item>
              <text:list>
                <text:list-item>
                  <text:h text:style-name="P16" text:outline-level="3">I Get Angry</text:h>
                </text:list-item>
              </text:list>
            </text:list-item>
          </text:list>
        </text:list-item>
      </text:list>
      <text:p text:style-name="P27">There are many ways that you can get under my skin. Maybe have fun without inviting me or leave your socks all over the house. You let the dog beg at the dinner table (even though I've told you 100 times not to) or you eat the cupcake that my boss gave me. You might not be very supportive when I'm going through a tough time. You might trash-talk someone I care about.</text:p>
      <text:list xml:id="list1902293159" text:continue-numbering="true" text:style-name="Outline">
        <text:list-item>
          <text:list>
            <text:list-item>
              <text:list>
                <text:list-item>
                  <text:h text:style-name="P19" text:outline-level="3"><text:soft-page-break/><text:span text:style-name="T19">Dodge the Bullet</text:span></text:h>
                </text:list-item>
              </text:list>
            </text:list-item>
          </text:list>
        </text:list-item>
      </text:list>
      <text:p text:style-name="P27">When I get angry, it happens suddenly, like a bullet exploding from a gun. During this initial tantrum, I am not mentally balanced - my logical mind is out to lunch while my body is controlled by a freaked-out goblin. If you remain in my presence, I might try to hurt you.</text:p>
      <text:p text:style-name="P47"/>
      <text:list xml:id="list1563408643" text:continue-numbering="true" text:style-name="Outline">
        <text:list-item>
          <text:list>
            <text:list-item>
              <text:list>
                <text:list-item>
                  <text:h text:style-name="P16" text:outline-level="3">Disengage</text:h>
                </text:list-item>
              </text:list>
            </text:list-item>
          </text:list>
        </text:list-item>
      </text:list>
      <text:p text:style-name="P31"><text:span text:style-name="T25">The only way to deflect my outburst is to Disengage. This means that you break eye contact, leave the conversation, leave the room, leave the house. Wait a solid length of time and check to see if I'm calm and capable of rational thought. If I'm not ready to be rational, repeat the process until I am. This might only take a few minutes. Or it might last a few days. Be prepared to wait as long as it takes.</text:span></text:p>
      <text:p text:style-name="P31"><text:span text:style-name="T25"/></text:p>
      <text:list xml:id="list1057980075" text:continue-numbering="true" text:style-name="Outline">
        <text:list-item>
          <text:list>
            <text:list-item>
              <text:list>
                <text:list-item>
                  <text:h text:style-name="P16" text:outline-level="3">Boundaries</text:h>
                </text:list-item>
              </text:list>
            </text:list-item>
          </text:list>
        </text:list-item>
      </text:list>
      <text:p text:style-name="P27">That said, waiting it out isn't so simple. Maybe YOU want to postpone the fight, but that doesn't mean I'm on board. I'm going to try to <text:soft-page-break/>bait you back into fighting. I'll yell at you, call you names, get bug eyes. I'll say "we're not having a dog and that's final" or "if you walk out that door you can forget about having thanksgiving here." I might even directly say "no, we are NOT waiting to have this fight! We're doing this right now!"</text:p>
      <text:p text:style-name="P48"/>
      <text:p text:style-name="P27">No matter what trick I use or how irritating I become, don't take the bait. Say "no, I'm going downstairs" or "I’ll see you in 15 minutes" and walk out the door. You could say "I don't feel safe right now" or "I don't like the way this feels" as you turn around and go back to the car. Or just cover your head and dive under the blankets nervously muttering "no no no, I don't like this, I don't like this."</text:p>
      <text:p text:style-name="P48"/>
      <text:p text:style-name="P27">The point: find safety for yourself. Don't let me continue to make you feel uncomfortable. Go to the basement. Go in the bathroom. Sit with the family dog. You decide how you want to be treated.</text:p>
      <text:p text:style-name="P47"/>
      <text:list xml:id="list1765345231" text:continue-numbering="true" text:style-name="Outline">
        <text:list-item>
          <text:list>
            <text:list-item>
              <text:list>
                <text:list-item>
                  <text:h text:style-name="P16" text:outline-level="3"><text:soft-page-break/>Objections</text:h>
                </text:list-item>
              </text:list>
            </text:list-item>
          </text:list>
        </text:list-item>
      </text:list>
      <text:p text:style-name="P27">You might not like the idea of running away when I'm freaking out. You might say "so if you're yelling and calling me names, I'm just supposed to lie down and take it?" No. You don't lie down and take anything; you disengage. If you stood in my presence and allowed me to abuse you until I calmed down, that would be lying down and taking it. Don't do that.</text:p>
      <text:p text:style-name="P48"/>
      <text:p text:style-name="P27">You might not like the idea of running away without getting in the last word. You might say "if you call me an asshole, you'd better believe I'm gonna say it right back." Although you deserve to give me the same venom I give you; Don't. You gain nothing by attacking me. You don't teach me any lesson or assert your dominance. You just dig a deeper hole for both of us.</text:p>
      <text:p text:style-name="P48"/>
      <text:list xml:id="list1982052331"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2. Say How you Feel</text:h>
        </text:list-item>
      </text:list>
      <text:p text:style-name="P41"><text:span text:style-name="T22"/></text:p>
      <text:p text:style-name="P27">The timeline of the fight is proceeding. A fight exploded at the dinner table. We disengaged. I went off to our bedroom. You turned on the TV. After 15 minutes, we get back together. We're both still ready to fight. But at least for now, we can think clearly. It's time to say how we feel.</text:p>
      <text:p text:style-name="P48"/>
      <text:p text:style-name="P27">Saying how we feel is something that people naturally do when they fight. We say things like "how could you forget to pay the phone bill!?" or "I don't think you even care that I get my diploma next week" or "How would you like it if I joked about your weight!?" or "I'm so tired from doing 12-hour shifts and I just want to sleep." Although it might seem like we only we want to point fingers, we have a legitimate need: to get onto the same page.</text:p>
      <text:p text:style-name="P47"><text:soft-page-break/></text:p>
      <text:list xml:id="list2046016719"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2.1 You Talk, I Listen</text:h>
            </text:list-item>
          </text:list>
        </text:list-item>
      </text:list>
      <text:p text:style-name="P41"><text:span text:style-name="T22"/></text:p>
      <text:p text:style-name="P27">When we fight, it's because we feel threatened by something in the world. But if you can make me understand how you feel, then the world isn't so threatening any more. I can help you come up with solutions or give you support. Or I can change my own behavior so that my metaphorical elbow isn't in your ribs anymore.</text:p>
      <text:p text:style-name="P48"/>
      <text:p text:style-name="P27">For example. Shari Rose and I fight like this: I talk for 20 minutes straight but I take out my phone as soon as she opens her mouth. Shari rightly gets irritated. But she went a long time without saying so - she'd just get mad with zero explanation.</text:p>
      <text:p text:style-name="P48"/>
      <text:p text:style-name="P27">But one day she actually said how she felt. She said "no, I listened to you now you listen to me, that's how it works!" As you can imagine, that <text:soft-page-break/>started a small fight. But because she said how she felt, I opened up as well.</text:p>
      <text:p text:style-name="P48"/>
      <text:p text:style-name="P27">I told her about my ADHD. And how I get distracted because my brain is wired differently, not because I don't care. That information made her feel better. It's still not clear what we should do about the situation, but at least now we're on the same page.</text:p>
      <text:p text:style-name="P47"/>
      <text:list xml:id="list1206178688" text:continue-numbering="true" text:style-name="Outline">
        <text:list-item>
          <text:list>
            <text:list-item>
              <text:list>
                <text:list-item>
                  <text:h text:style-name="P16" text:outline-level="3">Please Say how you Feel?</text:h>
                </text:list-item>
              </text:list>
            </text:list-item>
          </text:list>
        </text:list-item>
      </text:list>
      <text:p text:style-name="P27">What would happen if you never say how you feel? You would feel neglected by me and insecure in our relationship. If I can't understand your feelings, then I can't help fix your problems or change my own behavior to make you feel comfortable. You will slowly learn that you can't rely on me; and that will make us more likely to fight again. Unless we get on the same page, our fights will continue forever.</text:p>
      <text:p text:style-name="P47"/>
      <text:list xml:id="list1458403402" text:continue-numbering="true" text:style-name="Outline">
        <text:list-item>
          <text:list>
            <text:list-item>
              <text:list>
                <text:list-item>
                  <text:h text:style-name="P16" text:outline-level="3"><text:soft-page-break/>Honesty</text:h>
                </text:list-item>
              </text:list>
            </text:list-item>
          </text:list>
        </text:list-item>
      </text:list>
      <text:p text:style-name="P27">It's hard to be honest. It's hard to say things that are embarrasing or scary. I might even get mad at you for being honest. But you have to try. I need to know what's inside your heart.</text:p>
      <text:p text:style-name="P47"/>
      <text:list xml:id="list1466452422" text:continue-numbering="true" text:style-name="Outline">
        <text:list-item>
          <text:list>
            <text:list-item>
              <text:list>
                <text:list-item>
                  <text:h text:style-name="P16" text:outline-level="3">Technique: "I" Statements</text:h>
                </text:list-item>
              </text:list>
            </text:list-item>
          </text:list>
        </text:list-item>
      </text:list>
      <text:p text:style-name="P27">Expressing your feelings is easier said than done. Even with your best intentions, it might come out too aggressive, too long-winded, or just not quite how you really feel inside. To help you, practice using something called an "I" statement</text:p>
      <text:p text:style-name="P48"/>
      <text:p text:style-name="P27">An "I" statement is a statement about your own feelings; not about mine. Begin with "I feel," "I want," or "I like." Or begin with "my" as in "my feelings," "my life," or "my job." A good example of an I statement is "I FEEL BAD when we're late to the show." Or "It hurts MY FEELINGS when you yell at me."</text:p>
      <text:p text:style-name="P48"/>
      <text:p text:style-name="P27">When you want to express yourself during a fight, use an "I" statement. Say "I don't know <text:soft-page-break/>why it upsets me so much, but I can't stand that you aren't registered to vote." Or "I wasn't trying to do anything wrong, I just bought all that frozen food because it was on sale." Or "It sets off my OCD when the car is parked all crooked," or "I had a bad experience at public school and I really don't want to send our kid to one," or "I'm so hungry and I'm really grumpy right now."</text:p>
      <text:p text:style-name="P48"/>
      <text:p text:style-name="P27">Note: Just because it starts with "I" doesn't make it a good I statement. If you say "I can't stand your outfit," that's just hurtful. But if you say "I FEEL NERVOUS because of how you're dressed," that's helpful. It's nonjudgemental. I can sympathize with that.</text:p>
      <text:p text:style-name="P47"/>
      <text:list xml:id="list1454861801" text:continue-numbering="true" text:style-name="Outline">
        <text:list-item>
          <text:list>
            <text:list-item>
              <text:list>
                <text:list-item>
                  <text:h text:style-name="P16" text:outline-level="3">Why Does this Work?</text:h>
                </text:list-item>
              </text:list>
            </text:list-item>
          </text:list>
        </text:list-item>
      </text:list>
      <text:p text:style-name="P27">An I statement works for several reasons.</text:p>
      <text:p text:style-name="P27">1. It gets to the heart of the issue: YOU. I (your partner) am a human being; this means that I assume every situation is about me. If you focus on me: "YOU don't care about getting anywhere on time," I'll respond defensively: <text:soft-page-break/>"well YOU don't care that I work hard for this family!"</text:p>
      <text:p text:style-name="P48"/>
      <text:p text:style-name="P27">But the story changes if you keep focus on you. If you say "I feel bad when we're late to the movie," that takes all the wind out of my sails. You are insisting to me: "this isn't all about you Dorian. My goal in life is not to put you down. I have my own feelings. I just want to get to the movie on time and get the respect I deserve."</text:p>
      <text:p text:style-name="P48"/>
      <text:p text:style-name="P27">2. "I" statements humanize you. That is, they make you appear non-threatening to me. I am a human being; this means that I prefer to see myself as a big victim and you as a big antagonist. If you say something even marginally critical such as "I don't like your tone of voice" I'll get combative: "I can talk however I want" and "you never like anything that I do."</text:p>
      <text:p text:style-name="P48"/>
      <text:p text:style-name="P27">But the story changes if you say "Dorian, your tone of voice HURTS MY FEELINGS." This tells me that you're not just a big antagonist; you're a human with your own feelings. In that case, I'll feel pretty bad about attacking you. I <text:soft-page-break/>might even be willing to take responsibility for my own actions (gasp!).</text:p>
      <text:p text:style-name="P47"/>
      <text:list xml:id="list2072306531"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2.2 I Talk, You Listen</text:h>
            </text:list-item>
          </text:list>
        </text:list-item>
      </text:list>
      <text:p text:style-name="P23"/>
      <text:p text:style-name="P27">At this point in the timeline, we are engaged in a heated conversation. You say something, I interrupt you. You say another thing while making wild gestures, I make a hurt expression. I ask a question, you ask God for an answer.</text:p>
      <text:p text:style-name="P48"/>
      <text:p text:style-name="P27">Although we appear to be having a logical conversation, we're still high-strung and mostly thinking with our reptilian brains. Our focus is on calming ourselves down. To help yourself calm down, you've been saying how you feel. And to help me calm down, you need to Listen to how I feel.</text:p>
      <text:p text:style-name="P48"/>
      <text:p text:style-name="P27">Listening is straightforward. As long as you keep quiet and open up your ears, you're doing all you need to do to have a successful conflict resolution. Just close your mouth. And listen.</text:p>
      <text:p text:style-name="P48"><text:soft-page-break/></text:p>
      <text:p text:style-name="P27">This is easier said than done. I might say things that don't make logical sense. I might say things that are untrue. I might mix up my timelines, stutter, pause to think, mispronounce words, lose track of my thoughts or get tongue-tied. Resist the temptation to interrupt me.</text:p>
      <text:p text:style-name="P48"/>
      <text:p text:style-name="P27">I'm also going to be negative. I might say things like "I don't need you babying me just because I'm sick" or "you never invite me when you go out with your friends" or "look I'm exhausted I just need some space!" or "I don't want you hanging around that woman from work." Just quietly listen to all of it.</text:p>
      <text:p text:style-name="P47"/>
      <text:list xml:id="list677417690" text:continue-numbering="true" text:style-name="Outline">
        <text:list-item>
          <text:list>
            <text:list-item>
              <text:list>
                <text:list-item>
                  <text:h text:style-name="P16" text:outline-level="3">No Pressure</text:h>
                </text:list-item>
              </text:list>
            </text:list-item>
          </text:list>
        </text:list-item>
      </text:list>
      <text:p text:style-name="P27">You might have learned that being a good listener takes a lot of energy and focus. I have great news: if you can listen without interrupting, you've just gotten 95% of the benefit.</text:p>
      <text:p text:style-name="P48"/>
      <text:p text:style-name="P27">It's okay you stare at your feet instead of looking into my eyes. It's fine if you don't repeat <text:soft-page-break/>what I say back to me or ask me pointed questions. You don't have to do active listening or reflective listening. It's okay if you don't respond with phrases like "I understand" or "I really hear where you're coming from." Just listen with your mouth closed. That's more than enough.</text:p>
      <text:p text:style-name="P47"/>
      <text:list xml:id="list859641302" text:continue-numbering="true" text:style-name="Outline">
        <text:list-item>
          <text:list>
            <text:list-item>
              <text:list>
                <text:list-item>
                  <text:h text:style-name="P16" text:outline-level="3">Why does It Work?</text:h>
                </text:list-item>
              </text:list>
            </text:list-item>
          </text:list>
        </text:list-item>
      </text:list>
      <text:p text:style-name="P27">Listening diffuses a conflict because:</text:p>
      <text:p text:style-name="P27">1. It softens me up. When you listen, it makes me feel like you care about me; like we're on a team. It makes me less defensive and more willing to return the favor. It makes me feel like I don't have to deal with my problems on my own.</text:p>
      <text:p text:style-name="P48"/>
      <text:p text:style-name="P27">2. Listening to me softens you up. It humanizes me in your eyes and makes you less likely to lash out at me. When you realize that I'm just a human being with my own feelings, you might see my actions in a different light.</text:p>
      <text:list xml:id="list1180207564" text:continue-numbering="true" text:style-name="Outline">
        <text:list-item>
          <text:list>
            <text:list-item>
              <text:list>
                <text:list-item>
                  <text:h text:style-name="P19" text:outline-level="3"><text:soft-page-break/><text:span text:style-name="T19">Objections</text:span></text:h>
                </text:list-item>
              </text:list>
            </text:list-item>
          </text:list>
        </text:list-item>
      </text:list>
      <text:p text:style-name="P27">You might say "wait a minute." Why should I allow you to say things don't make logical sense? How are we supposed to resolve a conflict based on inaccurate information? The reason that you listen without interrupting, regardless of the silly things I say, is that the listening process is not about my making sense. It's about self-expression. When you let me blabber, it makes me feel good.</text:p>
      <text:p text:style-name="P48"/>
      <text:p text:style-name="P27">On the other hand, cutting off my flow makes me feel like you don't care about me. It makes me feel claustrophobic and defensive. It makes me want to turn up my volume and do whatever it takes to get your attention. Even if you're just interrupting to say "actually we went to the mall on Thursday," or "that woman from work is named Sarah, not Stephanie." That only feeds my insecurities and negative thoughts.</text:p>
      <text:p text:style-name="P47"/>
      <text:list xml:id="list900902675" text:continue-numbering="true" text:style-name="Outline">
        <text:list-item>
          <text:list>
            <text:list-item>
              <text:list>
                <text:list-item>
                  <text:h text:style-name="P16" text:outline-level="3">Boundaries</text:h>
                </text:list-item>
              </text:list>
            </text:list-item>
          </text:list>
        </text:list-item>
      </text:list>
      <text:p text:style-name="P27">While it's true that you should listen to the things I say, you are under no obligation to let <text:soft-page-break/>me abuse you. If I am yelling, calling you names, making accusations, or outright lying, then there is nothing for you to "listen" to. Disengage. Be an immovable object and do not reengage with me until I calm down.</text:p>
      <text:p text:style-name="P48"/>
      <text:p text:style-name="P27">This is easier said than done. I will do my best to gaslight you. I will insist that you "listen" to me ridicule your insecurities, tell you how bad you are, or explain how offensive your inherent personality is to me. For example, I might say that "you make me look stupid when you dance awkwardly like that" or "if you were a real man you would fight my ex boyfriend."</text:p>
      <text:p text:style-name="P48"/>
      <text:p text:style-name="P27">It is very difficult to disengage when I am saying things that hurt you. You'll want to leave but you'll feel guilty for doing it. You'll start to believe that you deserve the abuse. Trust your heart. If it feels wrong, then it is.</text:p>
      <text:p text:style-name="P48"/>
      <text:p text:style-name="P27">When you finally walk out the door, I might change tactics and become the victim. Now I'll say "wait I'm scared to be alone! You're just going to leave me here to suffer?" Or I'll make <text:soft-page-break/>threats: "if you walk out that door, consider this realtionship over" or "I'll kill myself if you leave!"</text:p>
      <text:p text:style-name="P48"/>
      <text:p text:style-name="P27">Be brave. There is never any reason why you shouldn't disengage. You must not be afraid to. If I'm going to kill myself over it, so be it. If our relationship can't withstand a simple disengage, then we don't have a real relationship. We have a dictatorship. In that case, there's nothing you can do to help me.</text:p>
      <text:p text:style-name="P47"/>
      <text:list xml:id="list1022885594"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2.3 Advanced Technique</text:h>
            </text:list-item>
          </text:list>
        </text:list-item>
      </text:list>
      <text:p text:style-name="P23"/>
      <text:p text:style-name="P27">Saying how you feel is easier said than done. You will find yourself taking your best shot at explaining your feelings, but continually missing the mark. Sometimes our words come out more negative than we intended. Other times, we choose perfectly accurate language, but it doesn't quite convey the emotional message that we want.</text:p>
      <text:p text:style-name="P48"/>
      <text:p text:style-name="P27">For example, you might want to say something matter of fact like "it makes me nervous when we go running from place to place." But it comes out as "don't you dare rush me when I'm trying to enjoy my weekend." You might want to say "sometimes your dad makes me nervous." But instead it comes out as "your dad is weird. I'm not sitting next to him."</text:p>
      <text:p text:style-name="P48"/>
      <text:p text:style-name="P27"><text:soft-page-break/>It might sound like a small change. But a small change could be the difference between a fight that lasts half an hour or a fight that lasts half a year. Get this part right. Study the following technique. </text:p>
      <text:list xml:id="list342922342" text:continue-numbering="true" text:style-name="Outline">
        <text:list-item>
          <text:list>
            <text:list-item>
              <text:list>
                <text:list-item>
                  <text:h text:style-name="P16" text:outline-level="3"/>
                </text:list-item>
                <text:list-item>
                  <text:h text:style-name="P16" text:outline-level="3">Technique: Act like Child</text:h>
                </text:list-item>
              </text:list>
            </text:list-item>
          </text:list>
        </text:list-item>
      </text:list>
      <text:p text:style-name="P27">Little kids have a painfully earnest way of expressing themselves. They come right out and say "you're hurting my feelings" or "I want to do it myself!" without considering the ramifications to their reputation or public image. They are dramatic and exaggerated, leaving no room to mistake what kind of emotion they are feeling.</text:p>
      <text:p text:style-name="P48"/>
      <text:p text:style-name="P27">Try expressing yourself this way. Say things like "ask me nicely please" or "I'm scared to be alone" or "It's my turn to drive the car" or "my coworker made me sad" or "that's not fair!"</text:p>
      <text:p text:style-name="P48"/>
      <text:p text:style-name="P27">Continue on to adopt a child's body language and facial expressions. If you're mad, jump up and down. If you're sad, perform a deep frown <text:soft-page-break/>and hide your face with your hands. If you're frustrated, run in place and shake your head. If you want to get me to hurry up, say "pleeaaaaase will you hurry for the concert?" If you're sorry, look at your feet and say "Aaahhmm sorrrry." Even if you're mad, make a comically angry face, bounce your head and say "NO! No No No!"</text:p>
      <text:p text:style-name="P48"/>
      <text:p text:style-name="P27">This isn't about play-acting. It is about digging out your real feelings. Make them Harmless. And make it Huge.</text:p>
      <text:p text:style-name="P47"/>
      <text:list xml:id="list1108515312" text:continue-numbering="true" text:style-name="Outline">
        <text:list-item>
          <text:list>
            <text:list-item>
              <text:list>
                <text:list-item>
                  <text:h text:style-name="P16" text:outline-level="3">Why does This Work?</text:h>
                </text:list-item>
              </text:list>
            </text:list-item>
          </text:list>
        </text:list-item>
      </text:list>
      <text:p text:style-name="P27">Acting like a child is useful for many reasons</text:p>
      <text:p text:style-name="P27">1. It is a huge relief. You might expect that it will be difficult to express yourself this way; but the truth is just the opposite. To be honest, all adults act like children, especially when we're mad. But if you manage to you express yourself in the dramatic and unmistakable way of a child, as opposed to the constipated way of a childlike adult, the experience is intense. Watch as your true feelings unlock.</text:p>
      <text:p text:style-name="P48"><text:soft-page-break/></text:p>
      <text:p text:style-name="P27">2. It is disarming. I (your partner) might respond to anything you do as if you are threatening or criticizing me. But if you scream "you're hurting my feelings!!" while crouching down and hiding your face in your hands, I get caught way off guard. In that case I will not feel so good about angrily snapping at you. In fact, your earnest self-expression might make me feel more like an adult and encourage me to take responsibility for my actions (gasp!)</text:p>
      <text:p text:style-name="P48"/>
      <text:p text:style-name="P27">3. Final note. You might think that this technique is a quirky gimmick. Not so. This technique will save your life. Do this when you're terrified. Do it when you want to scream and break shit. Do it when you can't find the words to express your how much you love me. Our relationship is all we have. Weak technique won't cut it.</text:p>
      <text:p text:style-name="P47"/>
      <text:list xml:id="list707549278" text:continue-numbering="true" text:style-name="Outline">
        <text:list-item>
          <text:list>
            <text:list-item>
              <text:list>
                <text:list-item>
                  <text:h text:style-name="P16" text:outline-level="3"/>
                </text:list-item>
                <text:list-item>
                  <text:h text:style-name="P21" text:outline-level="3">An Example</text:h>
                </text:list-item>
              </text:list>
            </text:list-item>
          </text:list>
        </text:list-item>
      </text:list>
      <text:p text:style-name="P27">I once argued with a stranger who became very aggressive very quickly. My fear-aggression rose to match his and I felt myself move toward his face. But before I could move, my training kicked in. I frowned and my muscles relaxed. "You know, you shouldn't yell at other people," I said. He was caught off guard by my pie-eyed facial expression. I hung my head and took two steps back. "I want to be nice to you. You should be nice to me too." Although he insisted "I don't have to be nice to anyone," he copied me and took two steps back. He stared at me for a few moments and then went back into the grocery store. In this confclit, my technique succeeded because I was part of the problem. My constipated adulthood was begging for a fight. But little Dorian had no interest in bloodshed.</text:p>
      <text:list xml:id="list475100126"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3. Apologize</text:h>
        </text:list-item>
      </text:list>
      <text:p text:style-name="P41"><text:span text:style-name="T22"/></text:p>
      <text:p text:style-name="P27">At this point in the timeline, we exploded at the dinner table, did our best to disengage, calmed down a little bit, told each other how we felt. By now, things are basically quiet. We might be sitting on the couch side-by-side, half-chatting about stuff that happened at work. But even though things seem peaceful, there's still a sense of anxiety in the air.</text:p>
      <text:p text:style-name="P48"/>
      <text:p text:style-name="P27">Just now, during the outburst and subsequent argument, we hurt each other. We glared and yelled and said hurtful things. Those hurt feelings are right there at the surface. If we don't take responsibility, the hurt will boil until it precipitates another fight. Let's nip that in the bud. We need to apologize.</text:p>
      <text:p text:style-name="P47"/>
      <text:list xml:id="list2122440002"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3.1 You Apologize to Me</text:h>
            </text:list-item>
          </text:list>
        </text:list-item>
      </text:list>
      <text:p text:style-name="P23"/>
      <text:p text:style-name="P27">An apology doesn't have to be elaborate or elegant. It just needs to be sincere. Go ahead and say "I'm sorry" or "I apologize." That's more than enough.</text:p>
      <text:p text:style-name="P48"/>
      <text:p text:style-name="P27">Perhaps you want to be more specific. Say "I'm sorry that I told you that you're a fat cold fish" or "I'm sorry for losing my temper and breaking one of our vases." Fights often last several days. You might feel the tension when you come home from work. Come out and say "I want to apologize for what I said yesterday."</text:p>
      <text:p text:style-name="P48"/>
      <text:p text:style-name="P27">The point of this exercise isn't to find the right words or wait for the right moment. Just apologize and mean it. Think back to the negative things that you said and did. Now take responsibility.</text:p>
      <text:list xml:id="list1457075163" text:continue-numbering="true" text:style-name="Outline">
        <text:list-item>
          <text:list>
            <text:list-item>
              <text:list>
                <text:list-item>
                  <text:h text:style-name="P19" text:outline-level="3"><text:soft-page-break/><text:span text:style-name="T19">Why Does this Work?</text:span></text:h>
                </text:list-item>
              </text:list>
            </text:list-item>
          </text:list>
        </text:list-item>
      </text:list>
      <text:p text:style-name="P27">An apology works for several reasons.</text:p>
      <text:p text:style-name="P27">1. By apologizing to me, you show me that you care. After years of conflict, I've started to think you don't. I assume that you say mean things purely because you don't like me. By apologizing, you correct my negative thinking. It tells me that you do care, that you don't want me to feel hurt, and that you are willing to humble yourself. This establishes the presedent that I am your priority and reinforces my belief that the two of us are on a team.</text:p>
      <text:p text:style-name="P48"/>
      <text:p text:style-name="P27">2. Apologizing also makes you nonthreatening. Our history has made me somewhat scared of you. I worry that you intend to hurt me again. But when you apologize, you show me that you are aware of your negative behavior. You don't do negative things because you enjoy it, you do it because you're a human being and you are imperfect. And you want to do better.</text:p>
      <text:p text:style-name="P48"/>
      <text:p text:style-name="P27">3. Apologizing makes me much more likely to apologize to you.</text:p>
      <text:list xml:id="list617576019" text:continue-numbering="true" text:style-name="Outline">
        <text:list-item>
          <text:list>
            <text:list-item>
              <text:list>
                <text:list-item>
                  <text:h text:style-name="P19" text:outline-level="3"><text:soft-page-break/><text:span text:style-name="T19">Objections</text:span></text:h>
                </text:list-item>
              </text:list>
            </text:list-item>
          </text:list>
        </text:list-item>
      </text:list>
      <text:p text:style-name="P27">You might say "But what if it's not the right time to apologize? What if it's too soon? What if it's too late? What if I just come across sounding stupid?"</text:p>
      <text:p text:style-name="P48"/>
      <text:p text:style-name="P27">It's easy to come up with reasons why you shouldn't do the right thing. But a sincere apology will almost always makes things better, not worse.</text:p>
      <text:p text:style-name="P48"/>
      <text:p text:style-name="P27">You might still object "but what if I'm opening up old wounds?" It's true, apologizing for a conflict that's already over can turn a peaceful evening into a tense one. But those old wounds are still right there beneath the surface. You may not notice them, but if you haven't apologized to me, then I am still hurting deep down. You're best off learning to apologize early and often.</text:p>
      <text:p text:style-name="P48"/>
      <text:p text:style-name="P27">Finally, you might object to the premise of making the first move. You might say "Why should I be the one to apologize? You hurt me too. I'm the victim here"</text:p>
      <text:p text:style-name="P48"><text:soft-page-break/></text:p>
      <text:p text:style-name="P27">You're right, it's not fair. You deserve an apology just as much as I do (if not more). But this technique isn't about pure fairness, it's about how to improve your own life. If you want to have a happy life, get used to being the bigger person. As things improve, I (your partner) will come around. </text:p>
      <text:p text:style-name="P47"/>
      <text:list xml:id="list123023601"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3.2 I Apologize to You</text:h>
            </text:list-item>
          </text:list>
        </text:list-item>
      </text:list>
      <text:p text:style-name="P23"/>
      <text:p text:style-name="P27">You are a human being. Just like me, you carry around hurt feelings which affect your self-esteem. We both said hurtful things to each other. You deserve an apology for the negative things I said to you.</text:p>
      <text:p text:style-name="P48"/>
      <text:p text:style-name="P27">The apology will make you feel good. It will make you feel important and cared for. It will work wonders for your self-esteem and your outlook on life in general.</text:p>
      <text:p text:style-name="P48"/>
      <text:p text:style-name="P27">Go ahead and ask for one. Say "I want an apology." Or try "I know I'm not perfect, but you should say sorry too." Maybe there's something specific that you want an apology for. You might say "I didn't deserve to be called a fat cold fish" or "I want you to apologize for losing <text:soft-page-break/>your temper and breaking one of our vases." Just ask. Ask and be sure you get it.</text:p>
      <text:p text:style-name="P48"/>
      <text:p text:style-name="P27">As a rule, you should try to apologize first before you ask for your apology. This is not because you don't deserve an apology as much as me (you definitely do). You apologize first because this will soften me up and give you the best chance of success. Get used to being the bigger person.</text:p>
      <text:p text:style-name="P48"/>
      <text:list xml:id="list1089731812" text:continue-numbering="true" text:style-name="Outline">
        <text:list-item>
          <text:list>
            <text:list-item>
              <text:list>
                <text:list-item>
                  <text:h text:style-name="P16" text:outline-level="3">Boundaries</text:h>
                </text:list-item>
              </text:list>
            </text:list-item>
          </text:list>
        </text:list-item>
      </text:list>
      <text:p text:style-name="P27">I will probably resist apologizing to you. There are a million ways that I might try to confuse you, put you down, or wiggle my way out. If I make this situation into a confrontation, so be it. You must make me take responsibility for what I did and said.</text:p>
      <text:p text:style-name="P48"/>
      <text:p text:style-name="P27">1. I might get defensive and angry. I could say "perfect, now I'm the bad guy" or "are you crazy? you want me to say I'm sorry when we both just heard the shit that came out of your mouth?" Be an iron wall. If you got hurt, you deserve an apology.</text:p>
      <text:p text:style-name="P48"><text:soft-page-break/></text:p>
      <text:p text:style-name="P27">2. I might try to rationalize. I'll tell you "I didn't say anything wrong so I'm not saying sorry" or "why do you want me to feel guilty? You need to let it go." Stand up for yourself. I (your partner) don't get to decide whether or not I did anything wrong. In a healthy relationship, I should attend to your feelings because I trust that you feel them. Say that to me.</text:p>
      <text:p text:style-name="P48"/>
      <text:p text:style-name="P27">3. I might try to tell you that you are being too sensitive. I might say "you shouldn't feel bad just because I called you a fat cold fish. It was only a joke" or "my parents used to hit me every day, one smack's not gonna kill you." Stand up for yourself. Say "it doesn't matter if it was a joke" and "it doesn't matter how you were raised. I deserve to be treated how I want to be treated."</text:p>
      <text:p text:style-name="P47"/>
      <text:list xml:id="list693360887" text:continue-numbering="true" text:style-name="Outline">
        <text:list-item>
          <text:list>
            <text:list-item>
              <text:list>
                <text:list-item>
                  <text:h text:style-name="P16" text:outline-level="3"/>
                </text:list-item>
                <text:list-item>
                  <text:h text:style-name="P21" text:outline-level="3">Technique: Own Up</text:h>
                </text:list-item>
              </text:list>
            </text:list-item>
          </text:list>
        </text:list-item>
      </text:list>
      <text:p text:style-name="P27">I might rightly point out that "you said mean things to me too." Go ahead and take responsibility. Acknowledge that you did the wrong thing: "I'm sorry that I said mean things to you. I am not proud of what I did." Or say "fuck, you make a good point. I went a little too far. I didn't mean it like that though." Be a good role model for both of us.</text:p>
      <text:p text:style-name="P47"/>
      <text:list xml:id="list381497406" text:continue-numbering="true" text:style-name="Outline">
        <text:list-item>
          <text:list>
            <text:list-item>
              <text:list>
                <text:list-item>
                  <text:h text:style-name="P16" text:outline-level="3">More Objections to Apologizing</text:h>
                </text:list-item>
              </text:list>
            </text:list-item>
          </text:list>
        </text:list-item>
      </text:list>
      <text:p text:style-name="P27">If I really resist hard, you might start to feel that the apology isn't worth it. You might think to yourself "I feel fine. I don't need an apology that badly."</text:p>
      <text:p text:style-name="P48"/>
      <text:p text:style-name="P27">Don't go down this road. A healthy relationship has no room for martyrdom. You don't avoid doing the right thing just because it’s hard. You do the right thing forever until it gets easy. If I resist or get defensive, you disengage and repeat until your message gets through.</text:p>
      <text:p text:style-name="P47"/>
      <text:list xml:id="list899554566"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4. Making an Agreement</text:h>
        </text:list-item>
      </text:list>
      <text:p text:style-name="P41"><text:span text:style-name="T22"/></text:p>
      <text:p text:style-name="P27">At this point in the timeline, we exploded at the dinner table. We disengaged. We talked and listened. We apologized. But even now we're not fully secure. There's one last piece to the puzzle.</text:p>
      <text:p text:style-name="P48"/>
      <text:p text:style-name="P27">Every fight happens for a reason. Suppose you've been saying to me "I don't want you to yell at me any more" and I've been saying to you "well I have a lot of serious anxieties and you can't just throw stuff out of the basement without telling me." Well then this fight happened, at least in part, because I yell and because you keep trying to throw things out of the basement. It's nice that we made peace and are sitting on the couch, but if we don't plan ahead, this same fight is going to keep <text:soft-page-break/>happening over and over. What we need to do is make an agreement.</text:p>
      <text:p text:style-name="P47"/>
      <text:list xml:id="list1987537748"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1 Ask for what you Need</text:h>
            </text:list-item>
          </text:list>
        </text:list-item>
      </text:list>
      <text:p text:style-name="P41"><text:span text:style-name="T22"/></text:p>
      <text:p text:style-name="P27">This is a plan I made with Shari: Shari said "I want you to promise me that you won't yell at me any more even if you get mad." I said "okay I'll do my best but I've been yelling at my family my whole life and I'm gonna slip up sometimes." She said "It's okay to slip up as long as you try. Just know that if you start yelling at me, I'm gonna walk out the room." And I said "that's fine, that's actually good because once I start yelling I can't really stop."</text:p>
      <text:p text:style-name="P48"/>
      <text:p text:style-name="P27">That's a good agreement. It's realistic. Its reciprocal. But of course, no fight is one-sided. We have to address my feelings to.</text:p>
      <text:p text:style-name="P48"/>
      <text:p text:style-name="P27">So I said "I want you to promise me that you won't throw anything out of the basement without telling me first." And she said "I want to <text:soft-page-break/>say yes, but that's not really a fair way to ask me to live. This is my house too and I should be allowed to throw boxes out of the basement." So I said "but what if I’m saving them? I have a lot of anxiety about this." So she said "okay, what if we go downstairs right now together, and you can choose a pile of things for me to throw out." And I said "okay, but you promise you won't "throw any more out when I'm gone?" And she said "yes I promise."</text:p>
      <text:p text:style-name="P47"/>
      <text:list xml:id="list1897623417" text:continue-numbering="true" text:style-name="Outline">
        <text:list-item>
          <text:list>
            <text:list-item>
              <text:list>
                <text:list-item>
                  <text:h text:style-name="P16" text:outline-level="3">How to Ask</text:h>
                </text:list-item>
              </text:list>
            </text:list-item>
          </text:list>
        </text:list-item>
      </text:list>
      <text:p text:style-name="P27">To keep a fight from starting again, you need to ask for whatever makes you feel safe, wanted, and happy. Don't try to sugarcoat your statements or beat around the bush. Come right out and say "I need this house to stay clean" or "I can't be driving across town to pick you up every night" or "I need a vacation" or "I want to have kids" or "your cousin can not stay here anymore" or "you have a drinking problem and you need treatment."</text:p>
      <text:p text:style-name="P47"/>
      <text:list xml:id="list388466141"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2 Listen to what I Need</text:h>
            </text:list-item>
          </text:list>
        </text:list-item>
      </text:list>
      <text:p text:style-name="P41"><text:span text:style-name="T22"/></text:p>
      <text:p text:style-name="P27">As human beings, we tend to think that we're the only people with legitimate needs. We think we make perfect sense, but everyone else is plain crazy. Don't fall into this trap.</text:p>
      <text:p text:style-name="P48"/>
      <text:p text:style-name="P27">When I ask for what I need, listen to and respect what I ask for, no matter how crazy it sounds. I might say "I need you to wash the dishes with a toothbrush" or "I can't sleep unless it's 85 degrees in the house" or "I want to quit my job and become a beekeeper" or "I want to go off my medication and start doing hypnosis." Talk it out with me.</text:p>
      <text:p text:style-name="P48"/>
      <text:p text:style-name="P27">It doesn't matter if I have mental illness and you're neurotypical. It doesn't matter if I have an 8th grade education and you have a PhD. <text:soft-page-break/>This is about feelings, not rocket science. You must be willing to talk the feelings through.</text:p>
      <text:p text:style-name="P47"/>
      <text:list xml:id="list2058966773" text:continue-numbering="true" text:style-name="Outline">
        <text:list-item>
          <text:list>
            <text:list-item>
              <text:list>
                <text:list-item>
                  <text:h text:style-name="P16" text:outline-level="3">Objections</text:h>
                </text:list-item>
              </text:list>
            </text:list-item>
          </text:list>
        </text:list-item>
      </text:list>
      <text:p text:style-name="P27">You might say "but what if you ask for something crazy that I don't feel good about doing?" For example, "I don't want to wash the dishes with a toothbrush, I can't live that way." Or "I'm not sleeping in an 85 degree house, that's not natural."</text:p>
      <text:p text:style-name="P48"/>
      <text:p text:style-name="P27">You are correct: you don't have to do what I want. You don't "have" to do anything you're not comfortable with (in fact it's your obligation to know your boundaries). But even though you don't have to do what I say, you have to respect the fact that I said it. Try to trust me. You Trust.</text:p>
      <text:p text:style-name="P47"/>
      <text:list xml:id="list1961887919"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3 Talk it Out</text:h>
            </text:list-item>
          </text:list>
        </text:list-item>
      </text:list>
      <text:p text:style-name="P23"/>
      <text:p text:style-name="P27">Talking it out is a process of getting down to the root of what we really need. Whatever we each asked for at the beginning, we're probably actually willing to settle for something different. We just don't realize it yet. Throw out suggestions, make trades, be creative.</text:p>
      <text:p text:style-name="P48"/>
      <text:p text:style-name="P27">Say "I don't want to wash the dishes with a toothbrush. But what if you do all the dishes and I take out the trash." Or "what if we just eat off paper plates?" Or "Does it really need to be a toothbrush? What if I just promise to stop leaving little food crust on the spoons." Or "Ok I'll use the toothbrush. But only for a week, and then I'll decide if I'm gonna keep doing it." Or "I can't do the toothbrush thing. Is there anything else you can think to do?"</text:p>
      <text:p text:style-name="P48"/>
      <text:p text:style-name="P27"><text:soft-page-break/>Be prepared to agree to stuff that sounds weird. Be prepared to challenge me. Be prepared to get angry and fight all over again. And when that happens, get ready to disengage and calm down from step 1.</text:p>
      <text:list xml:id="list297676814" text:continue-numbering="true" text:style-name="Outline">
        <text:list-item>
          <text:list>
            <text:list-item>
              <text:list>
                <text:list-item>
                  <text:h text:style-name="P16" text:outline-level="3"/>
                </text:list-item>
                <text:list-item>
                  <text:h text:style-name="P16" text:outline-level="3">Technique: Say "I'm not Bad"</text:h>
                </text:list-item>
              </text:list>
            </text:list-item>
          </text:list>
        </text:list-item>
      </text:list>
      <text:p text:style-name="P27">When we negotiate, I'm going to try to tell you that your needs are not legitimate: they are childish, selfish, unrealistic, shameful. I have developed this misconception because I have never participated in a healthy relationship before.</text:p>
      <text:p text:style-name="P48"/>
      <text:p text:style-name="P27">Throw me off balance by saying this: "I'm not bad." Brazenly say other positive things about yourself: "I'm good." "It's okay to for me to say how I feel." "My needs are good and right." Watch my jaw hit the floor.</text:p>
      <text:p text:style-name="P48"/>
      <text:p text:style-name="P27">This technique works because:</text:p>
      <text:p text:style-name="P27">1. You are saying something I can't disagree with.</text:p>
      <text:p text:style-name="P27"><text:soft-page-break/>2. It makes me want to treat you as if you are good. If you're so sure that you're good, then you must be.</text:p>
      <text:p text:style-name="P27">3. It shows me that it's okay to say "I'm good too." Now we're both good. Now we're two good people having an argument instead of two villains.</text:p>
      <text:p text:style-name="P48"/>
      <text:p text:style-name="P27">Follow it up by saying the same thing to me. Tell me "you're not bad." "You're good." "Your needs are good and right." Watch as I become knocked onto my butt:</text:p>
      <text:p text:style-name="P27">"I'm good and right? Oh.. I see.. You know, I didn't really mean all that stuff I said about you being a lazy shit right?"</text:p>
      <text:p text:style-name="P47"/>
      <text:list xml:id="list876137254" text:continue-numbering="true" text:style-name="Outline">
        <text:list-item>
          <text:list>
            <text:list-item>
              <text:list>
                <text:list-item>
                  <text:h text:style-name="P16" text:outline-level="3">Boundaries</text:h>
                </text:list-item>
              </text:list>
            </text:list-item>
          </text:list>
        </text:list-item>
      </text:list>
      <text:p text:style-name="P27">During our negotiations, I will try to belittle your needs while maintaining all of my own negative behaviors.</text:p>
      <text:p text:style-name="P48"/>
      <text:p text:style-name="P40"><text:span text:style-name="T11">1. I might ask for "needs" of mine which infringe on your life: I "need" you to stop seeing your mother on the weekends or I "need" you to lend me money.<text:line-break/></text:span><text:soft-page-break/><text:span text:style-name="T9">Say "no".</text:span><text:span text:style-name="T1"> </text:span><text:span text:style-name="T11">Practice saying the word "no." It's not easy. It takes practice.</text:span></text:p>
      <text:p text:style-name="P48"/>
      <text:p text:style-name="P27">2. I lay claim to your body by saying I that you "need" to have sex with me or that I "need" to hit you when I get mad.</text:p>
      <text:p text:style-name="P40"><text:span text:style-name="T9">Say</text:span><text:span text:style-name="T1"> </text:span><text:span text:style-name="T11">"my feelings don't have to make sense. I don't need to justify how I feel."</text:span></text:p>
      <text:p text:style-name="P48"/>
      <text:p text:style-name="P27">3. I try to belittle the things you ask for. If you say "I want more time with my dog" I'll say "why? she's just a dog. Am I not more important than a dog?" </text:p>
      <text:p text:style-name="P40"><text:span text:style-name="T9">Say</text:span><text:span text:style-name="T1"> </text:span><text:span text:style-name="T11">"my feelings are important. I can't change how I feel."</text:span></text:p>
      <text:p text:style-name="P48"/>
      <text:p text:style-name="P27">4. I argue that my bad behavior is part of who I am: "I thought you liked my sarcastic humor. I'm not going to change my tone of voice for you."</text:p>
      <text:p text:style-name="P40"><text:span text:style-name="T9">Say</text:span><text:span text:style-name="T1"> </text:span><text:span text:style-name="T11">"I'm not asking you for a favor, I'm expressing a need." You are never obligated to tolerate neglect or mistreatment.</text:span></text:p>
      <text:p text:style-name="P48"/>
      <text:p text:style-name="P27"><text:soft-page-break/>5. I try to convince you that YOU are the one who needs to change: "look, you can't let the way I talk affect you so much. You're only upset because you allow yourself to feel that way."</text:p>
      <text:p text:style-name="P40"><text:span text:style-name="T9">Say </text:span><text:span text:style-name="T11">"I decide how I want to be treated"</text:span></text:p>
      <text:p text:style-name="P48"/>
      <text:p text:style-name="P27">6. I claim that any criticism of me is a sort of violence: "you're just trying to make me feel guilty and I won't let you hurt me like that."</text:p>
      <text:p text:style-name="P40"><text:span text:style-name="T9">Say</text:span><text:span text:style-name="T1"> </text:span><text:span text:style-name="T11">"I'm not wrong to say how I feel. My feelings are not violence; they are feelings."</text:span></text:p>
      <text:p text:style-name="P48"/>
      <text:p text:style-name="P27">7. I drown out your feelings by getting dramatically miserable with guilt: "I'm such a bad person... I'm horrible... I DON'T DESERVE YOU!!"</text:p>
      <text:p text:style-name="P40"><text:span text:style-name="T9">Say</text:span><text:span text:style-name="T1"> </text:span><text:span text:style-name="T11">"take some responsibility." Don't let the conversation die as soon as I (your partner) say "oh, I promise I'll do better!!" Wait until I look you in the eyes and commit: "yes, I will not treat you that way any more."</text:span></text:p>
      <text:p text:style-name="P47"/>
      <text:list xml:id="list1402282365"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4 Shake on It</text:h>
            </text:list-item>
          </text:list>
        </text:list-item>
      </text:list>
      <text:p text:style-name="P41"><text:span text:style-name="T22"/></text:p>
      <text:p text:style-name="P27">Eventually we'll find terms that work for both of us: "I promise to listen better when you talk to me, but you have to give me 20 solid minutes of alone time when I get back from work."</text:p>
      <text:p text:style-name="P48"/>
      <text:p text:style-name="P27">Make this agreement explicit. Even though we talked it over, I'm going to try to wiggle out of my end of the bargain. I'll say "yea sure, I'll try to leave you alone sometimes."</text:p>
      <text:p text:style-name="P48"/>
      <text:p text:style-name="P27">Don't leave any loose ends. Look me in the eyes, have me repeat the agreement back to you, or write it down if necessary. These little moments of understanding are what will keep us from fighting again in the future.</text:p>
      <text:p text:style-name="P48"/>
      <text:p text:style-name="P27">Remember that this agreement is supposed to change over time. Don't worry about getting it <text:soft-page-break/>perfect for eternity, just make it work for us here and now.</text:p>
      <text:p text:style-name="P47"/>
      <text:list xml:id="list985504596" text:continue-numbering="true" text:style-name="Outline">
        <text:list-item>
          <text:list>
            <text:list-item>
              <text:list>
                <text:list-item>
                  <text:h text:style-name="P16" text:outline-level="3">Technique: Say "You Trust"</text:h>
                </text:list-item>
              </text:list>
            </text:list-item>
          </text:list>
        </text:list-item>
      </text:list>
      <text:p text:style-name="P27">During the negotiating, I might be hesitant to accept any deal. In the cold aftermath of the fight I might forget that we're on a team. Maybe I get scared that you won't wash the dishes properly. I start saying "no, no, I'm just going to do all the dishes myself."</text:p>
      <text:p text:style-name="P48"/>
      <text:p text:style-name="P27">Command me this: "You Trust." I tell this to Shari all the time. "You Trust, Shari Rose." "Dammit, You Trust!" Insist to me that we are on a team. Insist to me that you will keep your commitments. Insist to me that I can't control everything in our relationship.</text:p>
      <text:p text:style-name="P47"/>
      <text:list xml:id="list1293197527" text:continue-numbering="true" text:style-name="Outline">
        <text:list-item>
          <text:list>
            <text:list-item>
              <text:list>
                <text:list-item>
                  <text:h text:style-name="P16" text:outline-level="3">What if there's No Solution?</text:h>
                </text:list-item>
              </text:list>
            </text:list-item>
          </text:list>
        </text:list-item>
      </text:list>
      <text:p text:style-name="P27">Sometimes we come to an impasse. We talk and and calculate and finally conclude that there's no way for us to both get what we need. For example, I want to live closer to my family and you want to stay where we are. Living <text:soft-page-break/>close to my family is an absolute must for me - I'm losing my mind being apart from them. But moving away means destabilizing your career and leaving your friends - it's just not an option.</text:p>
      <text:p text:style-name="P48"/>
      <text:p text:style-name="P27">In that case, there's only one solution: break up. And that's okay. Breaking up is sad, it's difficult, it can be completely terrifying. But when you're breaking up for the right reasons, you know that both of our lives will be better in the end. Be brave.</text:p>
      <text:p text:style-name="P47"/>
      <text:list xml:id="list1547666868" text:continue-numbering="true" text:style-name="Outline">
        <text:list-item>
          <text:list>
            <text:list-item>
              <text:list>
                <text:list-item>
                  <text:h text:style-name="P16" text:outline-level="3">Boundaries</text:h>
                </text:list-item>
              </text:list>
            </text:list-item>
          </text:list>
        </text:list-item>
      </text:list>
      <text:p text:style-name="P27">Never threaten to break up. Never ever say "I want a divorce!" unless you have the papers in your hand. But if you mean it, it's good to talk about it.</text:p>
      <text:p text:style-name="P47"/>
      <text:list xml:id="list626456231"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5. Repeat</text:h>
        </text:list-item>
      </text:list>
      <text:p text:style-name="P41"><text:span text:style-name="T22"/></text:p>
      <text:p text:style-name="P27">A successfully resolved conflict will leave us feeling very very relieved. Yes, we'll be sad. But we will also have a sense of freedom. Of accomplishment. Newfound Closeness.</text:p>
      <text:p text:style-name="P48"/>
      <text:p text:style-name="P27">Even still, don't assume that this fight is the end. Expect to have many different fights about the same few subjects. Or even to reopen the exact same fight a few weeks later. That's fine. They'll get easier. Consider them to be milestones. If we do them right, each fight will bring us closer together.</text:p>
      <text:p text:style-name="P47"/>
      <text:list xml:id="list1196375042"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Epilogue</text:h>
        </text:list-item>
      </text:list>
      <text:p text:style-name="P27">I hope you've enjoyed learning Conflict Resolution according to The Good Technique. This series of steps has done more for my life than all my other self-help programs combined. But our practice is not yet complete. Continue to study these steps over and over. Each time, the ideas and positive understanding will sink deeper into your brain. Eventually, when a fight strikes, you will respond automatically. We don't need to be afraid anymore.</text:p>
      <text:p text:style-name="P27">- Dorian Rahamim</text:p>
      <text:p text:style-name="P48"/>
      <text:p text:style-name="P27">P.S.</text:p>
      <text:p text:style-name="P27">If you have any questions or if there is anything that I or my family can do for you:</text:p>
      <text:p text:style-name="P1"><text:span text:style-name="T7">please email </text:span><text:a xlink:type="simple" xlink:href="mailto:thegoodtechnique@gmail.com" text:style-name="Internet_20_link" text:visited-style-name="Visited_20_Internet_20_Link"><text:span text:style-name="T17">thegoodtechnique@gmail.com</text:span></text:a><text:a xlink:type="simple" xlink:href="mailto:thegoodtechnique@gmail.com" text:style-name="Internet_20_link" text:visited-style-name="Visited_20_Internet_20_Link"><text:span text:style-name="T26"><text:line-break/></text:span></text:a><text:span text:style-name="T7">or visit </text:span><text:a xlink:type="simple" xlink:href="http://www.thegoodtechhnique.com/" text:style-name="Internet_20_link" text:visited-style-name="Visited_20_Internet_20_Link"><text:span text:style-name="T17">www.t</text:span></text:a><text:a xlink:type="simple" xlink:href="http://www.thegoodtechhnique.com/" text:style-name="Internet_20_link" text:visited-style-name="Visited_20_Internet_20_Link"><text:span text:style-name="T17">ryt</text:span></text:a><text:a xlink:type="simple" xlink:href="http://www.thegoodtechhnique.com/" text:style-name="Internet_20_link" text:visited-style-name="Visited_20_Internet_20_Link"><text:span text:style-name="T17">hegoodtechhnique.com</text:span></text:a><text:span text:style-name="T8"> </text:span><text:span text:style-name="T7">to get in touch.</text:span></text:p>
      <text:p text:style-name="P27"><text:soft-page-break/><text:line-break/>If you know someone who would benefit from a paper copy of this book, but can't afford to pay, please let me know and I'll mail you one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Garamond"/>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text-properties fo:font-size="14pt"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1665in" fo:margin-bottom="0in" fo:keep-together="always" fo:keep-with-next="always"/>
      <style:text-properties fo:color="#000000"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1665in" fo:margin-bottom="0.0417in" fo:hyphenation-ladder-count="no-limit" fo:keep-with-next="always"/>
      <style:text-properties fo:font-size="16pt" fo:font-weight="bold" style:font-size-asian="16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1665in" fo:margin-bottom="0.0417in" fo:hyphenation-ladder-count="no-limit" fo:keep-with-next="always"/>
      <style:text-properties fo:font-size="14pt" fo:font-weight="bold" style:font-size-asian="14pt" style:language-asian="ar" style:country-asian="SA" style:font-weight-asian="bold" style:font-size-complex="13pt" style:font-weight-complex="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028in" fo:margin-bottom="0in" fo:keep-together="always" fo:keep-with-next="always"/>
      <style:text-properties fo:color="#2f5496" style:font-name="Calibri Light"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Footer" style:family="paragraph" style:parent-style-name="Standard" style:class="extra">
      <style:paragraph-properties text:number-lines="false" text:line-number="0">
        <style:tab-stops>
          <style:tab-stop style:position="1.6252in" style:type="center"/>
          <style:tab-stop style:position="3.2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Garamond" fo:font-size="16pt" fo:font-weight="bold" style:font-size-asian="16pt" style:language-asian="ar" style:country-asian="SA"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Garamond" fo:font-size="14pt" fo:font-weight="bold" style:font-size-asian="14pt" style:language-asian="ar" style:country-asian="SA" style:font-weight-asian="bold" style:font-size-complex="13pt" style:font-weight-complex="bold"/>
    </style:style>
    <style:style style:name="Body_20_Text_20_Char" style:display-name="Body Text Char" style:family="text">
      <style:text-properties fo:font-size="14pt" style:font-size-asian="14pt" style:font-name-complex="Times New Roman1"/>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Heading_20_1_20_Char" style:display-name="Heading 1 Char" style:family="text" style:parent-style-name="Default_20_Paragraph_20_Font">
      <style:text-properties fo:color="#000000" style:font-name="Garamond" fo:font-size="18pt" fo:font-weight="bold" style:font-size-asian="18pt" style:font-weight-asian="bold"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4.5in" fo:page-height="7.1299in" style:num-format="1" style:print-orientation="portrait" fo:margin-top="0.7098in" fo:margin-bottom="0.6252in" fo:margin-left="0.7098in" fo:margin-right="0.7098in" style:writing-mode="lr-tb" style:layout-grid-color="#c0c0c0" style:layout-grid-lines="2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Hobday</meta:initial-creator>
    <meta:editing-cycles>20</meta:editing-cycles>
    <meta:creation-date>2017-08-03T15:04:00</meta:creation-date>
    <dc:date>2019-10-20T10:09:01</dc:date>
    <meta:editing-duration>PT1H36M48S</meta:editing-duration>
    <meta:generator>OpenOffice/4.1.5$Unix OpenOffice.org_project/415m1$Build-9789</meta:generator>
    <dc:creator>Dor Raha</dc:creator>
    <meta:document-statistic meta:table-count="0" meta:image-count="0" meta:object-count="0" meta:page-count="79" meta:paragraph-count="333" meta:word-count="10045" meta:character-count="539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5x11.dotx" xlink:href=""/>
  </office:meta>
</office:document-meta>
</file>